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/>
    <style:style style:name="ce4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/>
    </style:style>
    <style:style style:name="ce53" style:family="table-cell" style:parent-style-name="Default">
      <style:text-properties fo:color="#009900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/>
    </style:style>
    <style:style style:name="ce5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0" style:family="table-cell" style:parent-style-name="Default" style:data-style-name="N61">
      <style:text-properties fo:color="#0000ff"/>
    </style:style>
    <style:style style:name="ce6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0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5" table:number-rows-spanned="1">
            <text:p>influence of Eo: S =600, varying gY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5" table:number-rows-spanned="1">
            <text:p>dyn visc match HQ*2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5"/>
          <table:table-cell table:style-name="ce50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"/>
          <table:table-cell table:style-name="ce13"/>
          <table:table-cell table:style-name="ce50" office:value-type="string" calcext:value-type="string" table:number-columns-spanned="5" table:number-rows-spanned="1">
            <text:p>Rothstein – okragle</text:p>
          </table:table-cell>
          <table:covered-table-cell table:number-columns-repeated="4" table:style-name="ce13"/>
          <table:table-cell table:style-name="ce13"/>
          <table:table-cell table:style-name="ce45" table:number-columns-repeated="20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44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im_numbers.L15]*[sim_numbers.L18]*[sim_numbers.L8]*[sim_numbers.L9]/([sim_numbers.L17]*[sim_numbers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im_numbers.O15]*[sim_numbers.O18]*[sim_numbers.O8]*[sim_numbers.O9]/([sim_numbers.O17]*[sim_numbers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Q15]*[sim_numbers.Q18]*[sim_numbers.Q8]*[sim_numbers.Q9]/([sim_numbers.Q17]*[sim_numbers.Q17])" office:value-type="float" office:value="0.00000416853246488907" calcext:value-type="float">
            <text:p>0.0000042</text:p>
          </table:table-cell>
          <table:table-cell table:style-name="ce40" table:formula="of:=12*[sim_numbers.R15]*[sim_numbers.R18]*[sim_numbers.R8]*[sim_numbers.R9]/([sim_numbers.R17]*[sim_numbers.R17])" office:value-type="float" office:value="0.00000195399959291675" calcext:value-type="float">
            <text:p>0.0000020</text:p>
          </table:table-cell>
          <table:table-cell table:style-name="ce40" table:formula="of:=12*[sim_numbers.S15]*[sim_numbers.S18]*[sim_numbers.S8]*[sim_numbers.S9]/([sim_numbers.S17]*[sim_numbers.S17])" office:value-type="float" office:value="0.00000195399959291675" calcext:value-type="float">
            <text:p>0.0000020</text:p>
          </table:table-cell>
          <table:table-cell table:style-name="ce40" table:formula="of:=12*[sim_numbers.T15]*[sim_numbers.T18]*[sim_numbers.T8]*[sim_numbers.T9]/([sim_numbers.T17]*[sim_numbers.T17])" office:value-type="float" office:value="0.000000781599837166701" calcext:value-type="float">
            <text:p>0.0000008</text:p>
          </table:table-cell>
          <table:table-cell table:style-name="ce40" table:formula="of:=12*[sim_numbers.U15]*[sim_numbers.U18]*[sim_numbers.U8]*[sim_numbers.U9]/([sim_numbers.U17]*[sim_numbers.U17])" office:value-type="float" office:value="0.0000195399959291675" calcext:value-type="float">
            <text:p>0.0000195</text:p>
          </table:table-cell>
          <table:table-cell table:style-name="ce40" table:formula="of:=12*[sim_numbers.V15]*[sim_numbers.V18]*[sim_numbers.V8]*[sim_numbers.V9]/([sim_numbers.V17]*[sim_numbers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40" table:formula="of:=12*[sim_numbers.Y15]*[sim_numbers.Y18]*[sim_numbers.Y8]*[sim_numbers.Y9]/([sim_numbers.Y17]*[sim_numbers.Y17])" office:value-type="float" office:value="0.00000244249949114594" calcext:value-type="float">
            <text:p>0.0000024</text:p>
          </table:table-cell>
          <table:table-cell table:style-name="ce40" table:formula="of:=12*[sim_numbers.Z15]*[sim_numbers.Z18]*[sim_numbers.Z8]*[sim_numbers.Z9]/([sim_numbers.Z17]*[sim_numbers.Z17])" office:value-type="float" office:value="0.00000244249949114594" calcext:value-type="float">
            <text:p>0.0000024</text:p>
          </table:table-cell>
          <table:table-cell table:style-name="ce40" table:formula="of:=12*[sim_numbers.AA15]*[sim_numbers.AA18]*[sim_numbers.AA8]*[sim_numbers.AA9]/([sim_numbers.AA17]*[sim_numbers.AA17])" office:value-type="float" office:value="0.00000244249949114594" calcext:value-type="float">
            <text:p>0.0000024</text:p>
          </table:table-cell>
          <table:table-cell table:style-name="ce40"/>
          <table:table-cell table:style-name="ce40" table:formula="of:=12*[sim_numbers.AC15]*[sim_numbers.AC18]*[sim_numbers.AC8]*[sim_numbers.AC9]/([sim_numbers.AC17]*[sim_numbers.AC17])" office:value-type="float" office:value="0.00000244249949114594" calcext:value-type="float">
            <text:p>0.0000024</text:p>
          </table:table-cell>
          <table:table-cell table:style-name="ce40" table:formula="of:=12*[sim_numbers.AD15]*[sim_numbers.AD18]*[sim_numbers.AD8]*[sim_numbers.AD9]/([sim_numbers.AD17]*[sim_numbers.AD17])" office:value-type="float" office:value="0.00000244249949114594" calcext:value-type="float">
            <text:p>0.0000024</text:p>
          </table:table-cell>
          <table:table-cell table:style-name="ce40" table:formula="of:=12*[sim_numbers.AE15]*[sim_numbers.AE18]*[sim_numbers.AE8]*[sim_numbers.AE9]/([sim_numbers.AE17]*[sim_numbers.AE17])" office:value-type="float" office:value="0.00000244249949114594" calcext:value-type="float">
            <text:p>0.0000024</text:p>
          </table:table-cell>
          <table:table-cell table:style-name="ce40" table:formula="of:=12*[sim_numbers.AF15]*[sim_numbers.AF18]*[sim_numbers.AF8]*[sim_numbers.AF9]/([sim_numbers.AF17]*[sim_numbers.AF17])" office:value-type="float" office:value="0.00000244249949114594" calcext:value-type="float">
            <text:p>0.0000024</text:p>
          </table:table-cell>
          <table:table-cell table:style-name="ce40" table:formula="of:=12*[sim_numbers.AG15]*[sim_numbers.AG18]*[sim_numbers.AG8]*[sim_numbers.AG9]/([sim_numbers.AG17]*[sim_numbers.AG17])" office:value-type="float" office:value="0.00000244249949114594" calcext:value-type="float">
            <text:p>0.0000024</text:p>
          </table:table-cell>
          <table:table-cell table:style-name="ce40"/>
          <table:table-cell table:style-name="ce29" office:value-type="string" calcext:value-type="string">
            <text:p>dp </text:p>
          </table:table-cell>
          <table:table-cell table:style-name="ce40" table:formula="of:=12*[sim_numbers.AJ15]*[sim_numbers.AJ18]*[sim_numbers.AJ8]*[sim_numbers.AJ9]/([sim_numbers.AJ17]*[sim_numbers.AJ17])" office:value-type="float" office:value="0" calcext:value-type="float">
            <text:p>0.0000000</text:p>
          </table:table-cell>
          <table:table-cell table:style-name="ce40" table:formula="of:=12*[sim_numbers.AK15]*[sim_numbers.AK18]*[sim_numbers.AK8]*[sim_numbers.AK9]/([sim_numbers.AK17]*[sim_numbers.AK17])" office:value-type="float" office:value="0" calcext:value-type="float">
            <text:p>0.0000000</text:p>
          </table:table-cell>
          <table:table-cell table:style-name="ce40" table:formula="of:=12*[sim_numbers.AL15]*[sim_numbers.AL18]*[sim_numbers.AL8]*[sim_numbers.AL9]/([sim_numbers.AL17]*[sim_numbers.AL17])" office:value-type="float" office:value="0" calcext:value-type="float">
            <text:p>0.0000000</text:p>
          </table:table-cell>
          <table:table-cell table:style-name="ce40" table:formula="of:=12*[sim_numbers.AM15]*[sim_numbers.AM18]*[sim_numbers.AM8]*[sim_numbers.AM9]/([sim_numbers.AM17]*[sim_numbers.AM17])" office:value-type="float" office:value="0" calcext:value-type="float">
            <text:p>0.0000000</text:p>
          </table:table-cell>
          <table:table-cell table:style-name="ce40" table:formula="of:=12*[sim_numbers.AN15]*[sim_numbers.AN18]*[sim_numbers.AN8]*[sim_numbers.AN9]/([sim_numbers.AN17]*[sim_numbers.AN17])" office:value-type="float" office:value="0" calcext:value-type="float">
            <text:p>0.0000000</text:p>
          </table:table-cell>
          <table:table-cell table:style-name="ce40" table:formula="of:=12*[sim_numbers.AO15]*[sim_numbers.AO18]*[sim_numbers.AO8]*[sim_numbers.AO9]/([sim_numbers.AO17]*[sim_numbers.AO17])" office:value-type="float" office:value="0" calcext:value-type="float">
            <text:p>0.0000000</text:p>
          </table:table-cell>
          <table:table-cell/>
          <table:table-cell table:style-name="ce40" table:formula="of:=12*[sim_numbers.AQ15]*[sim_numbers.AQ18]*[sim_numbers.AQ8]*[sim_numbers.AQ9]/([sim_numbers.AQ17]*[sim_numbers.AQ17])" office:value-type="float" office:value="0" calcext:value-type="float">
            <text:p>0.0000000</text:p>
          </table:table-cell>
          <table:table-cell table:style-name="ce29"/>
          <table:table-cell table:style-name="ce40" table:formula="of:=12*[sim_numbers.AS15]*[sim_numbers.AS18]*[sim_numbers.AS8]*[sim_numbers.AS9]/([sim_numbers.AS17]*[sim_numbers.AS17])" office:value-type="float" office:value="0.00128" calcext:value-type="float">
            <text:p>0.0012800</text:p>
          </table:table-cell>
          <table:table-cell table:style-name="ce40" table:formula="of:=12*[sim_numbers.AT15]*[sim_numbers.AT18]*[sim_numbers.AT8]*[sim_numbers.AT9]/([sim_numbers.AT17]*[sim_numbers.AT17])" office:value-type="float" office:value="0.00128" calcext:value-type="float">
            <text:p>0.0012800</text:p>
          </table:table-cell>
          <table:table-cell/>
          <table:table-cell table:style-name="ce40" table:formula="of:=12*[sim_numbers.AV15]*[sim_numbers.AV18]*[sim_numbers.AV8]*[sim_numbers.AV9]/([sim_numbers.AV17]*[sim_numbers.AV17])" office:value-type="float" office:value="0.000128" calcext:value-type="float">
            <text:p>0.0001280</text:p>
          </table:table-cell>
          <table:table-cell table:style-name="ce40" table:formula="of:=12*[sim_numbers.AW15]*[sim_numbers.AW18]*[sim_numbers.AW8]*[sim_numbers.AW9]/([sim_numbers.AW17]*[sim_numbers.AW17])" office:value-type="float" office:value="0.000128" calcext:value-type="float">
            <text:p>0.0001280</text:p>
          </table:table-cell>
          <table:table-cell table:style-name="ce40" table:formula="of:=12*[sim_numbers.AX15]*[sim_numbers.AX18]*[sim_numbers.AX8]*[sim_numbers.AX9]/([sim_numbers.AX17]*[sim_numbers.AX17])" office:value-type="float" office:value="0.000128" calcext:value-type="float">
            <text:p>0.0001280</text:p>
          </table:table-cell>
          <table:table-cell table:style-name="ce40" table:number-columns-repeated="2"/>
          <table:table-cell table:style-name="ce40" table:formula="of:=12*[sim_numbers.BA15]*[sim_numbers.BA18]*[sim_numbers.BA8]*[sim_numbers.BA9]/([sim_numbers.BA17]*[sim_numbers.BA17])" office:value-type="float" office:value="0.0000128" calcext:value-type="float">
            <text:p>0.0000128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BC15]*[sim_numbers.BC18]*[sim_numbers.BC8]*[sim_numbers.BC9]/([sim_numbers.BC17]*[sim_numbers.BC17])" office:value-type="float" office:value="0.013339303887645" calcext:value-type="float">
            <text:p>0.0133393</text:p>
          </table:table-cell>
          <table:table-cell table:style-name="ce4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im_numbers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im_numbers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40" table:number-columns-repeated="6"/>
          <table:table-cell/>
          <table:table-cell table:style-name="ce6"/>
          <table:table-cell table:style-name="ce40" table:number-columns-repeated="10"/>
          <table:table-cell table:style-name="ce6"/>
          <table:table-cell table:style-name="ce40" table:number-columns-repeated="6"/>
          <table:table-cell/>
          <table:table-cell table:style-name="ce40"/>
          <table:table-cell table:style-name="ce6"/>
          <table:table-cell table:style-name="ce40" table:number-columns-repeated="2"/>
          <table:table-cell/>
          <table:table-cell table:style-name="ce40" table:number-columns-repeated="6"/>
          <table:table-cell table:style-name="ce6"/>
          <table:table-cell table:style-name="ce40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/>
          <table:table-cell table:number-columns-repeated="5" table:style-name="ce5" office:value-type="float" office:value="0.01831" calcext:value-type="float">
            <text:p>1.83E-02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number-columns-repeated="6" table:style-name="ce5" office:value-type="float" office:value="0.01831" calcext:value-type="float">
            <text:p>1.83E-02</text:p>
          </table:table-cell>
          <table:table-cell/>
          <table:table-cell table:style-name="ce5" office:value-type="float" office:value="0.01831" calcext:value-type="float">
            <text:p>1.83E-02</text:p>
          </table:table-cell>
          <table:table-cell table:style-name="ce1"/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 table:number-columns-repeated="2"/>
          <table:table-cell table:style-name="ce5" office:value-type="float" office:value="0.01831" calcext:value-type="float">
            <text:p>1.8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im_numbers.BC8]/[sim_numbers.$L$32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 table:style-name="ce5"/>
          <table:table-cell table:number-columns-repeated="5" table:style-name="ce5" office:value-type="float" office:value="1" calcext:value-type="float">
            <text:p>1.00E+00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number-columns-repeated="6" table:style-name="ce44" office:value-type="float" office:value="1" calcext:value-type="float">
            <text:p>1.00E+00</text:p>
          </table:table-cell>
          <table:table-cell/>
          <table:table-cell table:style-name="ce44" office:value-type="float" office:value="1" calcext:value-type="float">
            <text:p>1.00E+00</text:p>
          </table:table-cell>
          <table:table-cell table:style-name="ce1"/>
          <table:table-cell table:number-columns-repeated="2" table:style-name="ce44" office:value-type="float" office:value="1" calcext:value-type="float">
            <text:p>1.00E+00</text:p>
          </table:table-cell>
          <table:table-cell/>
          <table:table-cell table:number-columns-repeated="3" table:style-name="ce44" office:value-type="float" office:value="1" calcext:value-type="float">
            <text:p>1.00E+00</text:p>
          </table:table-cell>
          <table:table-cell table:style-name="ce44" table:number-columns-repeated="2"/>
          <table:table-cell table:style-name="ce44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60" calcext:value-type="float">
            <text:p>6.00E+01</text:p>
          </table:table-cell>
          <table:table-cell table:style-name="ce5"/>
          <table:table-cell table:number-columns-repeated="5" table:style-name="ce5" office:value-type="float" office:value="60" calcext:value-type="float">
            <text:p>6.00E+01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6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table:style-name="ce1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number-columns-repeated="3" table:style-name="ce5" office:value-type="float" office:value="128" calcext:value-type="float">
            <text:p>1.28E+02</text:p>
          </table:table-cell>
          <table:table-cell table:style-name="ce5" table:number-columns-repeated="2"/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im_numbers.F18]*[sim_numbers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im_numbers.I18]*[sim_numbers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im_numbers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Q18]+0.5" office:value-type="float" office:value="2" calcext:value-type="float">
            <text:p>2.00E+00</text:p>
          </table:table-cell>
          <table:table-cell table:style-name="ce5" table:formula="of:=3*[sim_numbers.R18]+0.5" office:value-type="float" office:value="2" calcext:value-type="float">
            <text:p>2.00E+00</text:p>
          </table:table-cell>
          <table:table-cell table:style-name="ce5" table:formula="of:=3*[sim_numbers.S18]+0.5" office:value-type="float" office:value="2" calcext:value-type="float">
            <text:p>2.00E+00</text:p>
          </table:table-cell>
          <table:table-cell table:style-name="ce5" table:formula="of:=3*[sim_numbers.T18]+0.5" office:value-type="float" office:value="2" calcext:value-type="float">
            <text:p>2.00E+00</text:p>
          </table:table-cell>
          <table:table-cell table:style-name="ce5" table:formula="of:=3*[sim_numbers.U18]+0.5" office:value-type="float" office:value="2" calcext:value-type="float">
            <text:p>2.00E+00</text:p>
          </table:table-cell>
          <table:table-cell table:style-name="ce5" table:formula="of:=3*[sim_numbers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sim_numbers.Y18]+0.5" office:value-type="float" office:value="2" calcext:value-type="float">
            <text:p>2.00E+00</text:p>
          </table:table-cell>
          <table:table-cell table:style-name="ce5" table:formula="of:=3*[sim_numbers.Z18]+0.5" office:value-type="float" office:value="2" calcext:value-type="float">
            <text:p>2.00E+00</text:p>
          </table:table-cell>
          <table:table-cell table:style-name="ce5" table:formula="of:=3*[sim_numbers.AA18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8]+0.5" office:value-type="float" office:value="2" calcext:value-type="float">
            <text:p>2.00E+00</text:p>
          </table:table-cell>
          <table:table-cell table:style-name="ce5" table:formula="of:=3*[sim_numbers.AD18]+0.5" office:value-type="float" office:value="2" calcext:value-type="float">
            <text:p>2.00E+00</text:p>
          </table:table-cell>
          <table:table-cell table:style-name="ce5" table:formula="of:=3*[sim_numbers.AE18]+0.5" office:value-type="float" office:value="2" calcext:value-type="float">
            <text:p>2.00E+00</text:p>
          </table:table-cell>
          <table:table-cell table:style-name="ce5" table:formula="of:=3*[sim_numbers.AF18]+0.5" office:value-type="float" office:value="2" calcext:value-type="float">
            <text:p>2.00E+00</text:p>
          </table:table-cell>
          <table:table-cell table:style-name="ce5" table:formula="of:=3*[sim_numbers.AG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im_numbers.AJ18]+0.5" office:value-type="float" office:value="1.25" calcext:value-type="float">
            <text:p>1.25E+00</text:p>
          </table:table-cell>
          <table:table-cell table:style-name="ce5" table:formula="of:=3*[sim_numbers.AK18]+0.5" office:value-type="float" office:value="1.25" calcext:value-type="float">
            <text:p>1.25E+00</text:p>
          </table:table-cell>
          <table:table-cell table:style-name="ce5" table:formula="of:=3*[sim_numbers.AL18]+0.5" office:value-type="float" office:value="1.25" calcext:value-type="float">
            <text:p>1.25E+00</text:p>
          </table:table-cell>
          <table:table-cell table:style-name="ce5" table:formula="of:=3*[sim_numbers.AM18]+0.5" office:value-type="float" office:value="1.25" calcext:value-type="float">
            <text:p>1.25E+00</text:p>
          </table:table-cell>
          <table:table-cell table:style-name="ce5" table:formula="of:=3*[sim_numbers.AN18]+0.5" office:value-type="float" office:value="1.25" calcext:value-type="float">
            <text:p>1.25E+00</text:p>
          </table:table-cell>
          <table:table-cell table:style-name="ce5" table:formula="of:=3*[sim_numbers.AO18]+0.5" office:value-type="float" office:value="1.25" calcext:value-type="float">
            <text:p>1.25E+00</text:p>
          </table:table-cell>
          <table:table-cell/>
          <table:table-cell table:style-name="ce5" table:formula="of:=3*[sim_numbers.AQ18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S18]+0.5" office:value-type="float" office:value="1.25" calcext:value-type="float">
            <text:p>1.25E+00</text:p>
          </table:table-cell>
          <table:table-cell table:style-name="ce5" table:formula="of:=3*[sim_numbers.AT18]+0.5" office:value-type="float" office:value="1.25" calcext:value-type="float">
            <text:p>1.25E+00</text:p>
          </table:table-cell>
          <table:table-cell/>
          <table:table-cell table:style-name="ce5" table:formula="of:=3*[sim_numbers.AV18]+0.5" office:value-type="float" office:value="1.25" calcext:value-type="float">
            <text:p>1.25E+00</text:p>
          </table:table-cell>
          <table:table-cell table:style-name="ce5" table:formula="of:=3*[sim_numbers.AW18]+0.5" office:value-type="float" office:value="1.25" calcext:value-type="float">
            <text:p>1.25E+00</text:p>
          </table:table-cell>
          <table:table-cell table:style-name="ce5" table:formula="of:=3*[sim_numbers.AX18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A18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BC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im_numbers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Q19]+0.5" office:value-type="float" office:value="2" calcext:value-type="float">
            <text:p>2.00E+00</text:p>
          </table:table-cell>
          <table:table-cell table:style-name="ce5" table:formula="of:=3*[sim_numbers.R19]+0.5" office:value-type="float" office:value="2" calcext:value-type="float">
            <text:p>2.00E+00</text:p>
          </table:table-cell>
          <table:table-cell table:style-name="ce5" table:formula="of:=3*[sim_numbers.S19]+0.5" office:value-type="float" office:value="2" calcext:value-type="float">
            <text:p>2.00E+00</text:p>
          </table:table-cell>
          <table:table-cell table:style-name="ce5" table:formula="of:=3*[sim_numbers.T19]+0.5" office:value-type="float" office:value="2" calcext:value-type="float">
            <text:p>2.00E+00</text:p>
          </table:table-cell>
          <table:table-cell table:style-name="ce5" table:formula="of:=3*[sim_numbers.U19]+0.5" office:value-type="float" office:value="2" calcext:value-type="float">
            <text:p>2.00E+00</text:p>
          </table:table-cell>
          <table:table-cell table:style-name="ce5" table:formula="of:=3*[sim_numbers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sim_numbers.Y19]+0.5" office:value-type="float" office:value="2" calcext:value-type="float">
            <text:p>2.00E+00</text:p>
          </table:table-cell>
          <table:table-cell table:style-name="ce5" table:formula="of:=3*[sim_numbers.Z19]+0.5" office:value-type="float" office:value="2" calcext:value-type="float">
            <text:p>2.00E+00</text:p>
          </table:table-cell>
          <table:table-cell table:style-name="ce5" table:formula="of:=3*[sim_numbers.AA19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9]+0.5" office:value-type="float" office:value="2" calcext:value-type="float">
            <text:p>2.00E+00</text:p>
          </table:table-cell>
          <table:table-cell table:style-name="ce5" table:formula="of:=3*[sim_numbers.AD19]+0.5" office:value-type="float" office:value="2" calcext:value-type="float">
            <text:p>2.00E+00</text:p>
          </table:table-cell>
          <table:table-cell table:style-name="ce5" table:formula="of:=3*[sim_numbers.AE19]+0.5" office:value-type="float" office:value="2" calcext:value-type="float">
            <text:p>2.00E+00</text:p>
          </table:table-cell>
          <table:table-cell table:style-name="ce5" table:formula="of:=3*[sim_numbers.AF19]+0.5" office:value-type="float" office:value="2" calcext:value-type="float">
            <text:p>2.00E+00</text:p>
          </table:table-cell>
          <table:table-cell table:style-name="ce5" table:formula="of:=3*[sim_numbers.AG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im_numbers.AJ19]+0.5" office:value-type="float" office:value="1.25" calcext:value-type="float">
            <text:p>1.25E+00</text:p>
          </table:table-cell>
          <table:table-cell table:style-name="ce5" table:formula="of:=3*[sim_numbers.AK19]+0.5" office:value-type="float" office:value="1.25" calcext:value-type="float">
            <text:p>1.25E+00</text:p>
          </table:table-cell>
          <table:table-cell table:style-name="ce5" table:formula="of:=3*[sim_numbers.AL19]+0.5" office:value-type="float" office:value="1.25" calcext:value-type="float">
            <text:p>1.25E+00</text:p>
          </table:table-cell>
          <table:table-cell table:style-name="ce5" table:formula="of:=3*[sim_numbers.AM19]+0.5" office:value-type="float" office:value="1.25" calcext:value-type="float">
            <text:p>1.25E+00</text:p>
          </table:table-cell>
          <table:table-cell table:style-name="ce5" table:formula="of:=3*[sim_numbers.AN19]+0.5" office:value-type="float" office:value="1.25" calcext:value-type="float">
            <text:p>1.25E+00</text:p>
          </table:table-cell>
          <table:table-cell table:style-name="ce5" table:formula="of:=3*[sim_numbers.AO19]+0.5" office:value-type="float" office:value="1.25" calcext:value-type="float">
            <text:p>1.25E+00</text:p>
          </table:table-cell>
          <table:table-cell/>
          <table:table-cell table:style-name="ce5" table:formula="of:=3*[sim_numbers.AQ19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S19]+0.5" office:value-type="float" office:value="1.25" calcext:value-type="float">
            <text:p>1.25E+00</text:p>
          </table:table-cell>
          <table:table-cell table:style-name="ce5" table:formula="of:=3*[sim_numbers.AT19]+0.5" office:value-type="float" office:value="1.25" calcext:value-type="float">
            <text:p>1.25E+00</text:p>
          </table:table-cell>
          <table:table-cell/>
          <table:table-cell table:style-name="ce5" table:formula="of:=3*[sim_numbers.AV19]+0.5" office:value-type="float" office:value="1.25" calcext:value-type="float">
            <text:p>1.25E+00</text:p>
          </table:table-cell>
          <table:table-cell table:style-name="ce5" table:formula="of:=3*[sim_numbers.AW19]+0.5" office:value-type="float" office:value="1.25" calcext:value-type="float">
            <text:p>1.25E+00</text:p>
          </table:table-cell>
          <table:table-cell table:style-name="ce5" table:formula="of:=3*[sim_numbers.AX19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A19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BC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0"/>
          <table:table-cell table:style-name="ce54" office:value-type="string" calcext:value-type="string">
            <text:p>moving_lid</text:p>
          </table:table-cell>
          <table:table-cell table:number-columns-repeated="6" table:style-name="ce5" office:value-type="float" office:value="0.1" calcext:value-type="float">
            <text:p>1.00E-01</text:p>
          </table:table-cell>
          <table:table-cell/>
          <table:table-cell table:style-name="ce44" office:value-type="float" office:value="0.0147" calcext:value-type="float">
            <text:p>1.47E-02</text:p>
          </table:table-cell>
          <table:table-cell table:style-name="ce60" office:value-type="string" calcext:value-type="string">
            <text:p>moving_lid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/>
          <table:table-cell table:number-columns-repeated="3" table:style-name="ce5" office:value-type="float" office:value="0.1" calcext:value-type="float">
            <text:p>1.00E-01</text:p>
          </table:table-cell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sim_numbers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sim_numbers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sim_numbers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sim_numbers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Q16]*2/3" office:value-type="float" office:value="0.000392156862745098" calcext:value-type="float">
            <text:p>3.92E-04</text:p>
          </table:table-cell>
          <table:table-cell table:style-name="ce5" table:formula="of:=[sim_numbers.R16]*2/3" office:value-type="float" office:value="0.000392156862745098" calcext:value-type="float">
            <text:p>3.92E-04</text:p>
          </table:table-cell>
          <table:table-cell table:style-name="ce5" table:formula="of:=[sim_numbers.S16]*2/3" office:value-type="float" office:value="0.000392156862745098" calcext:value-type="float">
            <text:p>3.92E-04</text:p>
          </table:table-cell>
          <table:table-cell table:style-name="ce5" table:formula="of:=[sim_numbers.T16]*2/3" office:value-type="float" office:value="0.0000784313725490196" calcext:value-type="float">
            <text:p>7.84E-05</text:p>
          </table:table-cell>
          <table:table-cell table:style-name="ce5" table:formula="of:=[sim_numbers.U16]*2/3" office:value-type="float" office:value="0.000392156862745098" calcext:value-type="float">
            <text:p>3.92E-04</text:p>
          </table:table-cell>
          <table:table-cell table:style-name="ce5" table:formula="of:=[sim_numbers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sim_numbers.Y16]*2/3" office:value-type="float" office:value="0.000196078431372549" calcext:value-type="float">
            <text:p>1.96E-04</text:p>
          </table:table-cell>
          <table:table-cell table:style-name="ce5" table:formula="of:=[sim_numbers.Z16]*2/3" office:value-type="float" office:value="0.000196078431372549" calcext:value-type="float">
            <text:p>1.96E-04</text:p>
          </table:table-cell>
          <table:table-cell table:style-name="ce5" table:formula="of:=[sim_numbers.AA16]*2/3" office:value-type="float" office:value="0.000196078431372549" calcext:value-type="float">
            <text:p>1.96E-04</text:p>
          </table:table-cell>
          <table:table-cell table:style-name="ce5"/>
          <table:table-cell table:style-name="ce5" table:formula="of:=[sim_numbers.AC16]*2/3" office:value-type="float" office:value="0.000196078431372549" calcext:value-type="float">
            <text:p>1.96E-04</text:p>
          </table:table-cell>
          <table:table-cell table:style-name="ce5" table:formula="of:=[sim_numbers.AD16]*2/3" office:value-type="float" office:value="0.000196078431372549" calcext:value-type="float">
            <text:p>1.96E-04</text:p>
          </table:table-cell>
          <table:table-cell table:style-name="ce5" table:formula="of:=[sim_numbers.AE16]*2/3" office:value-type="float" office:value="0.000196078431372549" calcext:value-type="float">
            <text:p>1.96E-04</text:p>
          </table:table-cell>
          <table:table-cell table:style-name="ce5" table:formula="of:=[sim_numbers.AF16]*2/3" office:value-type="float" office:value="0.000196078431372549" calcext:value-type="float">
            <text:p>1.96E-04</text:p>
          </table:table-cell>
          <table:table-cell table:style-name="ce5" table:formula="of:=[sim_numbers.AG16]*2/3" office:value-type="float" office:value="0.000196078431372549" calcext:value-type="float">
            <text:p>1.96E-04</text:p>
          </table:table-cell>
          <table:table-cell table:style-name="ce5"/>
          <table:table-cell table:style-name="ce7" office:value-type="string" calcext:value-type="string">
            <text:p>u_avg</text:p>
          </table:table-cell>
          <table:table-cell table:style-name="ce5" table:number-columns-repeated="6"/>
          <table:table-cell/>
          <table:table-cell table:style-name="ce5"/>
          <table:table-cell table:style-name="ce7"/>
          <table:table-cell table:style-name="ce5" table:formula="of:=[sim_numbers.AS16]*2/3" office:value-type="float" office:value="0.0963333333333333" calcext:value-type="float">
            <text:p>9.63E-02</text:p>
          </table:table-cell>
          <table:table-cell table:style-name="ce5" table:formula="of:=[sim_numbers.AT16]*2/3" office:value-type="float" office:value="0.0963333333333333" calcext:value-type="float">
            <text:p>9.63E-02</text:p>
          </table:table-cell>
          <table:table-cell/>
          <table:table-cell table:style-name="ce5" table:formula="of:=[sim_numbers.AV16]*2/3" office:value-type="float" office:value="0.00963333333333333" calcext:value-type="float">
            <text:p>9.63E-03</text:p>
          </table:table-cell>
          <table:table-cell table:style-name="ce5" table:formula="of:=[sim_numbers.AW16]*2/3" office:value-type="float" office:value="0.00963333333333333" calcext:value-type="float">
            <text:p>9.63E-03</text:p>
          </table:table-cell>
          <table:table-cell table:style-name="ce5" table:formula="of:=[sim_numbers.AX16]*2/3" office:value-type="float" office:value="0.00963333333333333" calcext:value-type="float">
            <text:p>9.63E-03</text:p>
          </table:table-cell>
          <table:table-cell table:style-name="ce5" table:number-columns-repeated="2"/>
          <table:table-cell table:style-name="ce5" table:formula="of:=[sim_numbers.BA16]*2/3" office:value-type="float" office:value="0.000963333333333333" calcext:value-type="float">
            <text:p>9.6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BC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im_numbers.F5]*[sim_numbers.F6]*[sim_numbers.F6]/(2*[sim_numbers.F10]*[sim_numbers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im_numbers.I5]*[sim_numbers.I6]*[sim_numbers.I6]/(2*[sim_numbers.I10]*[sim_numbers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im_numbers.L25]*[sim_numbers.L18]/[sim_numbers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im_numbers.O25]*[sim_numbers.O18]/[sim_numbers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Q25]*[sim_numbers.Q18]/[sim_numbers.Q17]" office:value-type="float" office:value="0.000588235294117647" calcext:value-type="float">
            <text:p>5.88E-04</text:p>
          </table:table-cell>
          <table:table-cell table:style-name="ce5" table:formula="of:=[sim_numbers.R25]*[sim_numbers.R18]/[sim_numbers.R17]" office:value-type="float" office:value="0.000588235294117647" calcext:value-type="float">
            <text:p>5.88E-04</text:p>
          </table:table-cell>
          <table:table-cell table:style-name="ce5" table:formula="of:=[sim_numbers.S25]*[sim_numbers.S18]/[sim_numbers.S17]" office:value-type="float" office:value="0.000588235294117647" calcext:value-type="float">
            <text:p>5.88E-04</text:p>
          </table:table-cell>
          <table:table-cell table:style-name="ce5" table:formula="of:=[sim_numbers.T25]*[sim_numbers.T18]/[sim_numbers.T17]" office:value-type="float" office:value="0.000117647058823529" calcext:value-type="float">
            <text:p>1.18E-04</text:p>
          </table:table-cell>
          <table:table-cell table:style-name="ce5" table:formula="of:=[sim_numbers.U25]*[sim_numbers.U18]/[sim_numbers.U17]" office:value-type="float" office:value="0.000588235294117647" calcext:value-type="float">
            <text:p>5.88E-04</text:p>
          </table:table-cell>
          <table:table-cell table:style-name="ce5" table:formula="of:=[sim_numbers.V25]*[sim_numbers.V18]/[sim_numbers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5" table:formula="of:=[sim_numbers.Y25]*[sim_numbers.Y18]/[sim_numbers.Y17]" office:value-type="float" office:value="0.000294117647058824" calcext:value-type="float">
            <text:p>2.94E-04</text:p>
          </table:table-cell>
          <table:table-cell table:style-name="ce5" table:formula="of:=[sim_numbers.Z25]*[sim_numbers.Z18]/[sim_numbers.Z17]" office:value-type="float" office:value="0.000294117647058824" calcext:value-type="float">
            <text:p>2.94E-04</text:p>
          </table:table-cell>
          <table:table-cell table:style-name="ce5" table:formula="of:=[sim_numbers.AA25]*[sim_numbers.AA18]/[sim_numbers.AA17]" office:value-type="float" office:value="0.000294117647058824" calcext:value-type="float">
            <text:p>2.94E-04</text:p>
          </table:table-cell>
          <table:table-cell table:style-name="ce5"/>
          <table:table-cell table:style-name="ce5" table:formula="of:=[sim_numbers.AC25]*[sim_numbers.AC18]/[sim_numbers.AC17]" office:value-type="float" office:value="0.000294117647058824" calcext:value-type="float">
            <text:p>2.94E-04</text:p>
          </table:table-cell>
          <table:table-cell table:style-name="ce5" table:formula="of:=[sim_numbers.AD25]*[sim_numbers.AD18]/[sim_numbers.AD17]" office:value-type="float" office:value="0.000294117647058824" calcext:value-type="float">
            <text:p>2.94E-04</text:p>
          </table:table-cell>
          <table:table-cell table:style-name="ce5" table:formula="of:=[sim_numbers.AE25]*[sim_numbers.AE18]/[sim_numbers.AE17]" office:value-type="float" office:value="0.000294117647058824" calcext:value-type="float">
            <text:p>2.94E-04</text:p>
          </table:table-cell>
          <table:table-cell table:style-name="ce5" table:formula="of:=[sim_numbers.AF25]*[sim_numbers.AF18]/[sim_numbers.AF17]" office:value-type="float" office:value="0.000294117647058824" calcext:value-type="float">
            <text:p>2.94E-04</text:p>
          </table:table-cell>
          <table:table-cell table:style-name="ce5" table:formula="of:=[sim_numbers.AG25]*[sim_numbers.AG18]/[sim_numbers.AG17]" office:value-type="float" office:value="0.000294117647058824" calcext:value-type="float">
            <text:p>2.94E-04</text:p>
          </table:table-cell>
          <table:table-cell table:style-name="ce5"/>
          <table:table-cell table:style-name="ce29" office:value-type="string" calcext:value-type="string">
            <text:p>u_max</text:p>
          </table:table-cell>
          <table:table-cell table:style-name="ce44" table:number-columns-repeated="6"/>
          <table:table-cell/>
          <table:table-cell table:style-name="ce44"/>
          <table:table-cell table:style-name="ce29"/>
          <table:table-cell table:style-name="ce44" table:formula="of:=[.AS39]*[.AS17]*[.AS17]/(8*[.AS18])" office:value-type="float" office:value="0.1445" calcext:value-type="float">
            <text:p>1.45E-01</text:p>
          </table:table-cell>
          <table:table-cell table:style-name="ce44" table:formula="of:=[.AT39]*[.AT17]*[.AT17]/(8*[.AT18])" office:value-type="float" office:value="0.1445" calcext:value-type="float">
            <text:p>1.45E-01</text:p>
          </table:table-cell>
          <table:table-cell/>
          <table:table-cell table:style-name="ce44" table:formula="of:=[.AV39]*[.AV17]*[.AV17]/(8*[.AV18])" office:value-type="float" office:value="0.01445" calcext:value-type="float">
            <text:p>1.45E-02</text:p>
          </table:table-cell>
          <table:table-cell table:style-name="ce44" table:formula="of:=[.AW39]*[.AW17]*[.AW17]/(8*[.AW18])" office:value-type="float" office:value="0.01445" calcext:value-type="float">
            <text:p>1.45E-02</text:p>
          </table:table-cell>
          <table:table-cell table:style-name="ce44" table:formula="of:=[.AX39]*[.AX17]*[.AX17]/(8*[.AX18])" office:value-type="float" office:value="0.01445" calcext:value-type="float">
            <text:p>1.45E-02</text:p>
          </table:table-cell>
          <table:table-cell table:style-name="ce44" table:number-columns-repeated="2"/>
          <table:table-cell table:style-name="ce44" table:formula="of:=[.BA39]*[.BA17]*[.BA17]/(8*[.BA18])" office:value-type="float" office:value="0.001445" calcext:value-type="float">
            <text:p>1.45E-03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BC25]*[sim_numbers.BC18]/[sim_numbers.BC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170" calcext:value-type="float">
            <text:p>1.70E+02</text:p>
          </table:table-cell>
          <table:table-cell table:style-name="ce5"/>
          <table:table-cell table:number-columns-repeated="5" table:style-name="ce5" office:value-type="float" office:value="170" calcext:value-type="float">
            <text:p>1.70E+02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6" table:style-name="ce5" office:value-type="float" office:value="170" calcext:value-type="float">
            <text:p>1.70E+02</text:p>
          </table:table-cell>
          <table:table-cell/>
          <table:table-cell table:style-name="ce5" office:value-type="float" office:value="170" calcext:value-type="float">
            <text:p>1.70E+02</text:p>
          </table:table-cell>
          <table:table-cell table:style-name="ce1"/>
          <table:table-cell table:number-columns-repeated="2" table:style-name="ce5" office:value-type="float" office:value="170" calcext:value-type="float">
            <text:p>1.70E+02</text:p>
          </table:table-cell>
          <table:table-cell/>
          <table:table-cell table:number-columns-repeated="3" table:style-name="ce5" office:value-type="float" office:value="170" calcext:value-type="float">
            <text:p>1.70E+02</text:p>
          </table:table-cell>
          <table:table-cell table:style-name="ce5" table:number-columns-repeated="2"/>
          <table:table-cell table:style-name="ce5" office:value-type="float" office:value="170" calcext:value-type="float">
            <text:p>1.70E+02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im_numbers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0.5" calcext:value-type="float">
            <text:p>5.00E-01</text:p>
          </table:table-cell>
          <table:table-cell table:style-name="ce5"/>
          <table:table-cell table:number-columns-repeated="5"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25" calcext:value-type="float">
            <text:p>2.50E-01</text:p>
          </table:table-cell>
          <table:table-cell/>
          <table:table-cell table:style-name="ce5" office:value-type="float" office:value="0.25" calcext:value-type="float">
            <text:p>2.50E-01</text:p>
          </table:table-cell>
          <table:table-cell table:style-name="ce1"/>
          <table:table-cell table:number-columns-repeated="2" table:style-name="ce5" office:value-type="float" office:value="0.25" calcext:value-type="float">
            <text:p>2.50E-01</text:p>
          </table:table-cell>
          <table:table-cell/>
          <table:table-cell table:number-columns-repeated="3" table:style-name="ce5" office:value-type="float" office:value="0.25" calcext:value-type="float">
            <text:p>2.50E-01</text:p>
          </table:table-cell>
          <table:table-cell table:style-name="ce5" table:number-columns-repeated="2"/>
          <table:table-cell table:style-name="ce5" office:value-type="float" office:value="0.25" calcext:value-type="float">
            <text:p>2.50E-01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im_numbers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1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number-columns-repeated="3" table:style-name="ce41" office:value-type="float" office:value="0.5" calcext:value-type="float">
            <text:p>5.00E-01</text:p>
          </table:table-cell>
          <table:table-cell table:style-name="ce41"/>
          <table:table-cell table:number-columns-repeated="5" table:style-name="ce41" office:value-type="float" office:value="0.5" calcext:value-type="float">
            <text:p>5.00E-01</text:p>
          </table:table-cell>
          <table:table-cell table:style-name="ce41"/>
          <table:table-cell table:style-name="ce36" office:value-type="string" calcext:value-type="string">
            <text:p>v_air</text:p>
          </table:table-cell>
          <table:table-cell table:number-columns-repeated="6" table:style-name="ce57" office:value-type="float" office:value="0.25" calcext:value-type="float">
            <text:p>2.50E-01</text:p>
          </table:table-cell>
          <table:table-cell/>
          <table:table-cell table:style-name="ce57" office:value-type="float" office:value="0.25" calcext:value-type="float">
            <text:p>2.50E-01</text:p>
          </table:table-cell>
          <table:table-cell table:style-name="ce36"/>
          <table:table-cell table:number-columns-repeated="2" table:style-name="ce57" office:value-type="float" office:value="0.25" calcext:value-type="float">
            <text:p>2.50E-01</text:p>
          </table:table-cell>
          <table:table-cell/>
          <table:table-cell table:number-columns-repeated="3" table:style-name="ce57" office:value-type="float" office:value="0.25" calcext:value-type="float">
            <text:p>2.50E-01</text:p>
          </table:table-cell>
          <table:table-cell table:style-name="ce57" table:number-columns-repeated="2"/>
          <table:table-cell table:style-name="ce57" office:value-type="float" office:value="0.25" calcext:value-type="float">
            <text:p>2.50E-01</text:p>
          </table:table-cell>
          <table:table-cell table:style-name="ce46" office:value-type="string" calcext:value-type="string">
            <text:p>v_air</text:p>
          </table:table-cell>
          <table:table-cell table:style-name="ce44" table:formula="of:=[sim_numbers.BC18]/[sim_numbers.$L$31]" office:value-type="float" office:value="15" calcext:value-type="float">
            <text:p>1.50E+01</text:p>
          </table:table-cell>
          <table:table-cell table:style-name="ce44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1" table:number-columns-repeated="6"/>
          <table:table-cell/>
          <table:table-cell table:style-name="ce46"/>
          <table:table-cell table:style-name="ce41" table:number-columns-repeated="10"/>
          <table:table-cell table:style-name="ce46"/>
          <table:table-cell table:style-name="ce41" table:number-columns-repeated="6"/>
          <table:table-cell/>
          <table:table-cell table:style-name="ce41"/>
          <table:table-cell table:style-name="ce46"/>
          <table:table-cell table:style-name="ce41" table:number-columns-repeated="2"/>
          <table:table-cell/>
          <table:table-cell table:style-name="ce41" table:number-columns-repeated="6"/>
          <table:table-cell table:style-name="ce46"/>
          <table:table-cell table:style-name="ce44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S [m]</text:p>
          </table:table-cell>
          <table:table-cell table:style-name="ce22" table:formula="of:=[.L17]*(30/85)" office:value-type="float" office:value="0.00003" calcext:value-type="float">
            <text:p>0.00003</text:p>
          </table:table-cell>
          <table:table-cell table:style-name="ce13"/>
          <table:table-cell table:number-columns-repeated="2"/>
          <table:table-cell table:style-name="ce37" office:value-type="string" calcext:value-type="string">
            <text:p>S [m]</text:p>
          </table:table-cell>
          <table:table-cell table:style-name="ce42" table:formula="of:=[.Q17]*(30/85)" office:value-type="float" office:value="30" calcext:value-type="float">
            <text:p>30</text:p>
          </table:table-cell>
          <table:table-cell table:style-name="ce42" table:formula="of:=[.R17]*(30/85)" office:value-type="float" office:value="30" calcext:value-type="float">
            <text:p>30</text:p>
          </table:table-cell>
          <table:table-cell table:style-name="ce42" table:formula="of:=[.S17]*(30/85)" office:value-type="float" office:value="30" calcext:value-type="float">
            <text:p>30</text:p>
          </table:table-cell>
          <table:table-cell table:style-name="ce42" table:formula="of:=[.T17]*(30/85)" office:value-type="float" office:value="150" calcext:value-type="float">
            <text:p>150</text:p>
          </table:table-cell>
          <table:table-cell table:style-name="ce42" table:formula="of:=[.U17]*(30/85)" office:value-type="float" office:value="30" calcext:value-type="float">
            <text:p>30</text:p>
          </table:table-cell>
          <table:table-cell table:style-name="ce42" table:formula="of:=[.V17]*(30/85)" office:value-type="float" office:value="150" calcext:value-type="float">
            <text:p>150</text:p>
          </table:table-cell>
          <table:table-cell/>
          <table:table-cell table:style-name="ce37" office:value-type="string" calcext:value-type="string">
            <text:p>S [m]</text:p>
          </table:table-cell>
          <table:table-cell table:style-name="ce42" table:formula="of:=[.Y17]*(30/85)" office:value-type="float" office:value="60" calcext:value-type="float">
            <text:p>60</text:p>
          </table:table-cell>
          <table:table-cell table:style-name="ce42" table:formula="of:=[.Z17]*(30/85)" office:value-type="float" office:value="60" calcext:value-type="float">
            <text:p>60</text:p>
          </table:table-cell>
          <table:table-cell table:style-name="ce42" table:formula="of:=[.AA17]*(30/85)" office:value-type="float" office:value="60" calcext:value-type="float">
            <text:p>60</text:p>
          </table:table-cell>
          <table:table-cell table:style-name="ce53" office:value-type="string" calcext:value-type="string">
            <text:p>S [m]</text:p>
          </table:table-cell>
          <table:table-cell table:number-columns-repeated="5" table:style-name="ce42" office:value-type="float" office:value="600" calcext:value-type="float">
            <text:p>600</text:p>
          </table:table-cell>
          <table:table-cell table:style-name="ce42"/>
          <table:table-cell table:style-name="ce37" office:value-type="string" calcext:value-type="string">
            <text:p>S [m]</text:p>
          </table:table-cell>
          <table:table-cell table:style-name="ce42" table:formula="of:=[.AJ17]*(30/85)" office:value-type="float" office:value="60" calcext:value-type="float">
            <text:p>60</text:p>
          </table:table-cell>
          <table:table-cell table:style-name="ce42" table:formula="of:=[.AK17]*(30/85)" office:value-type="float" office:value="60" calcext:value-type="float">
            <text:p>60</text:p>
          </table:table-cell>
          <table:table-cell table:style-name="ce42" table:formula="of:=[.AL17]*(30/85)" office:value-type="float" office:value="60" calcext:value-type="float">
            <text:p>60</text:p>
          </table:table-cell>
          <table:table-cell table:style-name="ce42" table:formula="of:=[.AM17]*(30/85)" office:value-type="float" office:value="60" calcext:value-type="float">
            <text:p>60</text:p>
          </table:table-cell>
          <table:table-cell table:style-name="ce42" table:formula="of:=[.AN17]*(30/85)" office:value-type="float" office:value="60" calcext:value-type="float">
            <text:p>60</text:p>
          </table:table-cell>
          <table:table-cell table:style-name="ce42" table:formula="of:=[.AO17]*(30/85)" office:value-type="float" office:value="60" calcext:value-type="float">
            <text:p>60</text:p>
          </table:table-cell>
          <table:table-cell/>
          <table:table-cell table:style-name="ce42" table:formula="of:=[.AQ17]*(30/85)" office:value-type="float" office:value="60" calcext:value-type="float">
            <text:p>60</text:p>
          </table:table-cell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2941" calcext:value-type="float">
            <text:p>2.94E-03</text:p>
          </table:table-cell>
          <table:table-cell table:style-name="ce44" office:value-type="float" office:value="0.005882" calcext:value-type="float">
            <text:p>5.88E-03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number-columns-repeated="3" table:style-name="ce44" office:value-type="float" office:value="0.01471" calcext:value-type="float">
            <text:p>1.47E-02</text:p>
          </table:table-cell>
          <table:table-cell table:style-name="ce44"/>
          <table:table-cell table:number-columns-repeated="5" table:style-name="ce44" office:value-type="float" office:value="0.01471" calcext:value-type="float">
            <text:p>1.47E-02</text:p>
          </table:table-cell>
          <table:table-cell table:style-name="ce44"/>
          <table:table-cell table:style-name="ce10" office:value-type="string" calcext:value-type="string">
            <text:p>Surf tension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number-columns-repeated="2" table:style-name="ce58" office:value-type="float" office:value="0.0000001" calcext:value-type="float">
            <text:p>1.00E-07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10"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 table:style-name="ce58" office:value-type="float" office:value="0.0000001" calcext:value-type="float">
            <text:p>1.00E-07</text:p>
          </table:table-cell>
          <table:table-cell table:style-name="ce58" table:number-columns-repeated="2"/>
          <table:table-cell table:style-name="ce58" office:value-type="float" office:value="0.00001" calcext:value-type="float">
            <text:p>1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3" table:number-columns-repeated="6"/>
          <table:table-cell table:number-columns-repeated="2"/>
          <table:table-cell table:style-name="ce43" table:number-columns-repeated="10"/>
          <table:table-cell/>
          <table:table-cell table:style-name="ce43" table:number-columns-repeated="6"/>
          <table:table-cell/>
          <table:table-cell table:style-name="ce43"/>
          <table:table-cell/>
          <table:table-cell table:style-name="ce43" table:number-columns-repeated="2"/>
          <table:table-cell/>
          <table:table-cell table:style-name="ce43" table:number-columns-repeated="6"/>
          <table:table-cell/>
          <table:table-cell table:style-name="ce43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im_numbers.F16]*[sim_numbers.F17]/[sim_numbers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im_numbers.I16]*[sim_numbers.I17]/[sim_numbers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8" office:value-type="string" calcext:value-type="string">
            <text:p>Re</text:p>
          </table:table-cell>
          <table:table-cell table:number-columns-repeated="6" table:style-name="ce44" office:value-type="float" office:value="0.1" calcext:value-type="float">
            <text:p>1.00E-01</text:p>
          </table:table-cell>
          <table:table-cell/>
          <table:table-cell table:style-name="ce47" office:value-type="string" calcext:value-type="string">
            <text:p>Re</text:p>
          </table:table-cell>
          <table:table-cell table:number-columns-repeated="3" table:style-name="ce44" office:value-type="float" office:value="0.1" calcext:value-type="float">
            <text:p>1.00E-01</text:p>
          </table:table-cell>
          <table:table-cell table:style-name="ce47"/>
          <table:table-cell table:number-columns-repeated="5" table:style-name="ce44" office:value-type="float" office:value="0.1" calcext:value-type="float">
            <text:p>1.00E-01</text:p>
          </table:table-cell>
          <table:table-cell table:style-name="ce44"/>
          <table:table-cell table:style-name="ce35" office:value-type="string" calcext:value-type="string">
            <text:p>Re</text:p>
          </table:table-cell>
          <table:table-cell table:style-name="ce59" table:formula="of:=[.AJ14]*[.AJ17]/[.AJ18]" office:value-type="float" office:value="68" calcext:value-type="float">
            <text:p>6.80E+01</text:p>
          </table:table-cell>
          <table:table-cell table:style-name="ce59" table:formula="of:=[.AK14]*[.AK17]/[.AK18]" office:value-type="float" office:value="68" calcext:value-type="float">
            <text:p>6.80E+01</text:p>
          </table:table-cell>
          <table:table-cell table:style-name="ce59" table:formula="of:=[.AL14]*[.AL17]/[.AL18]" office:value-type="float" office:value="68" calcext:value-type="float">
            <text:p>6.80E+01</text:p>
          </table:table-cell>
          <table:table-cell table:style-name="ce59" table:formula="of:=[.AM14]*[.AM17]/[.AM18]" office:value-type="float" office:value="68" calcext:value-type="float">
            <text:p>6.80E+01</text:p>
          </table:table-cell>
          <table:table-cell table:style-name="ce59" table:formula="of:=[.AN14]*[.AN17]/[.AN18]" office:value-type="float" office:value="68" calcext:value-type="float">
            <text:p>6.80E+01</text:p>
          </table:table-cell>
          <table:table-cell table:style-name="ce59" table:formula="of:=[.AO14]*[.AO17]/[.AO18]" office:value-type="float" office:value="68" calcext:value-type="float">
            <text:p>6.80E+01</text:p>
          </table:table-cell>
          <table:table-cell/>
          <table:table-cell table:style-name="ce59" table:formula="of:=[.AQ14]*[.AQ17]/[.AQ18]" office:value-type="float" office:value="9.996" calcext:value-type="float">
            <text:p>1.00E+01</text:p>
          </table:table-cell>
          <table:table-cell table:style-name="ce35"/>
          <table:table-cell table:style-name="ce59" table:formula="of:=[.AS16]*[.AS17]/[.AS18]" office:value-type="float" office:value="98.26" calcext:value-type="float">
            <text:p>9.83E+01</text:p>
          </table:table-cell>
          <table:table-cell table:style-name="ce59" table:formula="of:=[.AT16]*[.AT17]/[.AT18]" office:value-type="float" office:value="98.26" calcext:value-type="float">
            <text:p>9.83E+01</text:p>
          </table:table-cell>
          <table:table-cell/>
          <table:table-cell table:style-name="ce59" table:formula="of:=[.AV16]*[.AV17]/[.AV18]" office:value-type="float" office:value="9.826" calcext:value-type="float">
            <text:p>9.83E+00</text:p>
          </table:table-cell>
          <table:table-cell table:style-name="ce59" table:formula="of:=[.AW16]*[.AW17]/[.AW18]" office:value-type="float" office:value="9.826" calcext:value-type="float">
            <text:p>9.83E+00</text:p>
          </table:table-cell>
          <table:table-cell table:style-name="ce59" table:formula="of:=[.AX16]*[.AX17]/[.AX18]" office:value-type="float" office:value="9.826" calcext:value-type="float">
            <text:p>9.83E+00</text:p>
          </table:table-cell>
          <table:table-cell table:style-name="ce59" table:number-columns-repeated="2"/>
          <table:table-cell table:style-name="ce59" table:formula="of:=[.BA16]*[.BA17]/[.BA18]" office:value-type="float" office:value="0.9826" calcext:value-type="float">
            <text:p>9.83E-01</text:p>
          </table:table-cell>
          <table:table-cell table:style-name="ce38" office:value-type="string" calcext:value-type="string">
            <text:p>Re</text:p>
          </table:table-cell>
          <table:table-cell table:style-name="ce44" office:value-type="float" office:value="0.1" calcext:value-type="float">
            <text:p>1.00E-01</text:p>
          </table:table-cell>
          <table:table-cell table:style-name="ce44" table:number-columns-repeated="2"/>
        </table:table-row>
        <table:table-row table:style-name="ro1">
          <table:table-cell table:number-columns-repeated="8"/>
          <table:table-cell table:style-name="ce11" table:formula="of:=[sim_numbers.I8]*[sim_numbers.I16]*[sim_numbers.I16]*[sim_numbers.I17]/[sim_numbers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im_numbers.L8]*[sim_numbers.L16]*[sim_numbers.L16]*[sim_numbers.L17]/[sim_numbers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O8]*[sim_numbers.O16]*[sim_numbers.O16]*[sim_numbers.O17]/[sim_numbers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Q8]*[sim_numbers.Q16]*[sim_numbers.Q16]*[sim_numbers.Q17]/[sim_numbers.Q23]" office:value-type="float" office:value="0.000294117647058824" calcext:value-type="float">
            <text:p>2.94E-04</text:p>
          </table:table-cell>
          <table:table-cell table:style-name="ce25" table:formula="of:=[sim_numbers.R8]*[sim_numbers.R16]*[sim_numbers.R16]*[sim_numbers.R17]/[sim_numbers.R23]" office:value-type="float" office:value="0.000100006000360022" calcext:value-type="float">
            <text:p>1.00E-04</text:p>
          </table:table-cell>
          <table:table-cell table:style-name="ce25" table:formula="of:=[sim_numbers.S8]*[sim_numbers.S16]*[sim_numbers.S16]*[sim_numbers.S17]/[sim_numbers.S23]" office:value-type="float" office:value="0.00100006000360022" calcext:value-type="float">
            <text:p>1.00E-03</text:p>
          </table:table-cell>
          <table:table-cell table:style-name="ce25" table:formula="of:=[sim_numbers.T8]*[sim_numbers.T16]*[sim_numbers.T16]*[sim_numbers.T17]/[sim_numbers.T23]" office:value-type="float" office:value="0.00100006000360022" calcext:value-type="float">
            <text:p>1.00E-03</text:p>
          </table:table-cell>
          <table:table-cell table:style-name="ce25" table:formula="of:=[sim_numbers.U8]*[sim_numbers.U16]*[sim_numbers.U16]*[sim_numbers.U17]/[sim_numbers.U23]" office:value-type="float" office:value="0.00100006000360022" calcext:value-type="float">
            <text:p>1.00E-03</text:p>
          </table:table-cell>
          <table:table-cell table:style-name="ce25" table:formula="of:=[sim_numbers.V8]*[sim_numbers.V16]*[sim_numbers.V16]*[sim_numbers.V17]/[sim_numbers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sim_numbers.Y8]*[sim_numbers.Y16]*[sim_numbers.Y16]*[sim_numbers.Y17]/[sim_numbers.Y23]" office:value-type="float" office:value="0.000999720078378054" calcext:value-type="float">
            <text:p>1.00E-03</text:p>
          </table:table-cell>
          <table:table-cell table:style-name="ce25" table:formula="of:=[sim_numbers.Z8]*[sim_numbers.Z16]*[sim_numbers.Z16]*[sim_numbers.Z17]/[sim_numbers.Z23]" office:value-type="float" office:value="0.000999720078378054" calcext:value-type="float">
            <text:p>1.00E-03</text:p>
          </table:table-cell>
          <table:table-cell table:style-name="ce25" table:formula="of:=[sim_numbers.AA8]*[sim_numbers.AA16]*[sim_numbers.AA16]*[sim_numbers.AA17]/[sim_numbers.AA23]" office:value-type="float" office:value="0.000999720078378054" calcext:value-type="float">
            <text:p>1.00E-03</text:p>
          </table:table-cell>
          <table:table-cell table:style-name="ce25"/>
          <table:table-cell table:style-name="ce25" table:formula="of:=[sim_numbers.AC8]*[sim_numbers.AC16]*[sim_numbers.AC16]*[sim_numbers.AC17]/[sim_numbers.AC23]" office:value-type="float" office:value="0.000999720078378054" calcext:value-type="float">
            <text:p>1.00E-03</text:p>
          </table:table-cell>
          <table:table-cell table:style-name="ce25" table:formula="of:=[sim_numbers.AD8]*[sim_numbers.AD16]*[sim_numbers.AD16]*[sim_numbers.AD17]/[sim_numbers.AD23]" office:value-type="float" office:value="0.000999720078378054" calcext:value-type="float">
            <text:p>1.00E-03</text:p>
          </table:table-cell>
          <table:table-cell table:style-name="ce25" table:formula="of:=[sim_numbers.AE8]*[sim_numbers.AE16]*[sim_numbers.AE16]*[sim_numbers.AE17]/[sim_numbers.AE23]" office:value-type="float" office:value="0.000999720078378054" calcext:value-type="float">
            <text:p>1.00E-03</text:p>
          </table:table-cell>
          <table:table-cell table:style-name="ce25" table:formula="of:=[sim_numbers.AF8]*[sim_numbers.AF16]*[sim_numbers.AF16]*[sim_numbers.AF17]/[sim_numbers.AF23]" office:value-type="float" office:value="0.000999720078378054" calcext:value-type="float">
            <text:p>1.00E-03</text:p>
          </table:table-cell>
          <table:table-cell table:style-name="ce25" table:formula="of:=[sim_numbers.AG8]*[sim_numbers.AG16]*[sim_numbers.AG16]*[sim_numbers.AG17]/[sim_numbers.AG23]" office:value-type="float" office:value="0.000999720078378054" calcext:value-type="float">
            <text:p>1.00E-03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AJ8]*[sim_numbers.AJ14]*[sim_numbers.AJ14]*[sim_numbers.AJ17]/[sim_numbers.AJ23]" office:value-type="float" office:value="1700" calcext:value-type="float">
            <text:p>1.70E+03</text:p>
          </table:table-cell>
          <table:table-cell table:style-name="ce25" table:formula="of:=[sim_numbers.AK8]*[sim_numbers.AK14]*[sim_numbers.AK14]*[sim_numbers.AK17]/[sim_numbers.AK23]" office:value-type="float" office:value="170000" calcext:value-type="float">
            <text:p>1.70E+05</text:p>
          </table:table-cell>
          <table:table-cell table:style-name="ce25" table:formula="of:=[sim_numbers.AL8]*[sim_numbers.AL14]*[sim_numbers.AL14]*[sim_numbers.AL17]/[sim_numbers.AL23]" office:value-type="float" office:value="1700" calcext:value-type="float">
            <text:p>1.70E+03</text:p>
          </table:table-cell>
          <table:table-cell table:style-name="ce25" table:formula="of:=[sim_numbers.AM8]*[sim_numbers.AM14]*[sim_numbers.AM14]*[sim_numbers.AM17]/[sim_numbers.AM23]" office:value-type="float" office:value="170000" calcext:value-type="float">
            <text:p>1.70E+05</text:p>
          </table:table-cell>
          <table:table-cell table:style-name="ce25" table:formula="of:=[sim_numbers.AN8]*[sim_numbers.AN14]*[sim_numbers.AN14]*[sim_numbers.AN17]/[sim_numbers.AN23]" office:value-type="float" office:value="17000000" calcext:value-type="float">
            <text:p>1.70E+07</text:p>
          </table:table-cell>
          <table:table-cell table:style-name="ce25" table:formula="of:=[sim_numbers.AO8]*[sim_numbers.AO14]*[sim_numbers.AO14]*[sim_numbers.AO17]/[sim_numbers.AO23]" office:value-type="float" office:value="17000000" calcext:value-type="float">
            <text:p>1.70E+07</text:p>
          </table:table-cell>
          <table:table-cell/>
          <table:table-cell table:style-name="ce25" table:formula="of:=[sim_numbers.AQ8]*[sim_numbers.AQ14]*[sim_numbers.AQ14]*[sim_numbers.AQ17]/[sim_numbers.AQ23]" office:value-type="float" office:value="3673.53" calcext:value-type="float">
            <text:p>3.67E+03</text:p>
          </table:table-cell>
          <table:table-cell table:style-name="ce32"/>
          <table:table-cell table:style-name="ce25" table:formula="of:=[sim_numbers.AS8]*[sim_numbers.AS16]*[sim_numbers.AS16]*[sim_numbers.AS17]/[sim_numbers.AS23]" office:value-type="float" office:value="354964.25" calcext:value-type="float">
            <text:p>3.55E+05</text:p>
          </table:table-cell>
          <table:table-cell table:style-name="ce25" table:formula="of:=[sim_numbers.AT8]*[sim_numbers.AT16]*[sim_numbers.AT16]*[sim_numbers.AT17]/[sim_numbers.AT23]" office:value-type="float" office:value="3549642.5" calcext:value-type="float">
            <text:p>3.55E+06</text:p>
          </table:table-cell>
          <table:table-cell/>
          <table:table-cell table:style-name="ce25" table:formula="of:=[sim_numbers.AV8]*[sim_numbers.AV16]*[sim_numbers.AV16]*[sim_numbers.AV17]/[sim_numbers.AV23]" office:value-type="float" office:value="3549.6425" calcext:value-type="float">
            <text:p>3.55E+03</text:p>
          </table:table-cell>
          <table:table-cell table:style-name="ce25" table:formula="of:=[sim_numbers.AW8]*[sim_numbers.AW16]*[sim_numbers.AW16]*[sim_numbers.AW17]/[sim_numbers.AW23]" office:value-type="float" office:value="35496.425" calcext:value-type="float">
            <text:p>3.55E+04</text:p>
          </table:table-cell>
          <table:table-cell table:style-name="ce25" table:formula="of:=[sim_numbers.AX8]*[sim_numbers.AX16]*[sim_numbers.AX16]*[sim_numbers.AX17]/[sim_numbers.AX23]" office:value-type="float" office:value="354964.25" calcext:value-type="float">
            <text:p>3.55E+05</text:p>
          </table:table-cell>
          <table:table-cell table:style-name="ce25" table:number-columns-repeated="2"/>
          <table:table-cell table:style-name="ce25" table:formula="of:=[sim_numbers.BA8]*[sim_numbers.BA16]*[sim_numbers.BA16]*[sim_numbers.BA17]/[sim_numbers.BA23]" office:value-type="float" office:value="35.496425" calcext:value-type="float">
            <text:p>3.5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BC8]*[sim_numbers.BC16]*[sim_numbers.BC16]*[sim_numbers.BC17]/[sim_numbers.BC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sim_numbers.I18]*[sim_numbers.I8]*[sim_numbers.I16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im_numbers.L18]*[sim_numbers.L8]*[sim_numbers.L16]/[sim_numbers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O18]*[sim_numbers.O8]*[sim_numbers.O16]/[sim_numbers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Q18]*[sim_numbers.Q8]*[sim_numbers.Q16]/[sim_numbers.Q23]" office:value-type="float" office:value="0.00294117647058824" calcext:value-type="float">
            <text:p>2.94E-03</text:p>
          </table:table-cell>
          <table:table-cell table:style-name="ce25" table:formula="of:=[sim_numbers.R18]*[sim_numbers.R8]*[sim_numbers.R16]/[sim_numbers.R23]" office:value-type="float" office:value="0.00100006000360022" calcext:value-type="float">
            <text:p>1.00E-03</text:p>
          </table:table-cell>
          <table:table-cell table:style-name="ce25" table:formula="of:=[sim_numbers.S18]*[sim_numbers.S8]*[sim_numbers.S16]/[sim_numbers.S23]" office:value-type="float" office:value="0.0100006000360022" calcext:value-type="float">
            <text:p>1.00E-02</text:p>
          </table:table-cell>
          <table:table-cell table:style-name="ce25" table:formula="of:=[sim_numbers.T18]*[sim_numbers.T8]*[sim_numbers.T16]/[sim_numbers.T23]" office:value-type="float" office:value="0.0100006000360022" calcext:value-type="float">
            <text:p>1.00E-02</text:p>
          </table:table-cell>
          <table:table-cell table:style-name="ce25" table:formula="of:=[sim_numbers.U18]*[sim_numbers.U8]*[sim_numbers.U16]/[sim_numbers.U23]" office:value-type="float" office:value="0.0100006000360022" calcext:value-type="float">
            <text:p>1.00E-02</text:p>
          </table:table-cell>
          <table:table-cell table:style-name="ce25" table:formula="of:=[sim_numbers.V18]*[sim_numbers.V8]*[sim_numbers.V16]/[sim_numbers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sim_numbers.Y18]*[sim_numbers.Y8]*[sim_numbers.Y16]/[sim_numbers.Y23]" office:value-type="float" office:value="0.00999720078378054" calcext:value-type="float">
            <text:p>1.00E-02</text:p>
          </table:table-cell>
          <table:table-cell table:style-name="ce25" table:formula="of:=[sim_numbers.Z18]*[sim_numbers.Z8]*[sim_numbers.Z16]/[sim_numbers.Z23]" office:value-type="float" office:value="0.00999720078378054" calcext:value-type="float">
            <text:p>1.00E-02</text:p>
          </table:table-cell>
          <table:table-cell table:style-name="ce25" table:formula="of:=[sim_numbers.AA18]*[sim_numbers.AA8]*[sim_numbers.AA16]/[sim_numbers.AA23]" office:value-type="float" office:value="0.00999720078378054" calcext:value-type="float">
            <text:p>1.00E-02</text:p>
          </table:table-cell>
          <table:table-cell table:style-name="ce25"/>
          <table:table-cell table:style-name="ce25" table:formula="of:=[sim_numbers.AC18]*[sim_numbers.AC8]*[sim_numbers.AC16]/[sim_numbers.AC23]" office:value-type="float" office:value="0.00999720078378054" calcext:value-type="float">
            <text:p>1.00E-02</text:p>
          </table:table-cell>
          <table:table-cell table:style-name="ce25" table:formula="of:=[sim_numbers.AD18]*[sim_numbers.AD8]*[sim_numbers.AD16]/[sim_numbers.AD23]" office:value-type="float" office:value="0.00999720078378054" calcext:value-type="float">
            <text:p>1.00E-02</text:p>
          </table:table-cell>
          <table:table-cell table:style-name="ce25" table:formula="of:=[sim_numbers.AE18]*[sim_numbers.AE8]*[sim_numbers.AE16]/[sim_numbers.AE23]" office:value-type="float" office:value="0.00999720078378054" calcext:value-type="float">
            <text:p>1.00E-02</text:p>
          </table:table-cell>
          <table:table-cell table:style-name="ce25" table:formula="of:=[sim_numbers.AF18]*[sim_numbers.AF8]*[sim_numbers.AF16]/[sim_numbers.AF23]" office:value-type="float" office:value="0.00999720078378054" calcext:value-type="float">
            <text:p>1.00E-02</text:p>
          </table:table-cell>
          <table:table-cell table:style-name="ce25" table:formula="of:=[sim_numbers.AG18]*[sim_numbers.AG8]*[sim_numbers.AG16]/[sim_numbers.AG23]" office:value-type="float" office:value="0.00999720078378054" calcext:value-type="float">
            <text:p>1.00E-02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AJ18]*[sim_numbers.AJ8]*[sim_numbers.AJ14]/[sim_numbers.AJ23]" office:value-type="float" office:value="25" calcext:value-type="float">
            <text:p>2.50E+01</text:p>
          </table:table-cell>
          <table:table-cell table:style-name="ce25" table:formula="of:=[sim_numbers.AK18]*[sim_numbers.AK8]*[sim_numbers.AK14]/[sim_numbers.AK23]" office:value-type="float" office:value="2500" calcext:value-type="float">
            <text:p>2.50E+03</text:p>
          </table:table-cell>
          <table:table-cell table:style-name="ce25" table:formula="of:=[sim_numbers.AL18]*[sim_numbers.AL8]*[sim_numbers.AL14]/[sim_numbers.AL23]" office:value-type="float" office:value="25" calcext:value-type="float">
            <text:p>2.50E+01</text:p>
          </table:table-cell>
          <table:table-cell table:style-name="ce25" table:formula="of:=[sim_numbers.AM18]*[sim_numbers.AM8]*[sim_numbers.AM14]/[sim_numbers.AM23]" office:value-type="float" office:value="2500" calcext:value-type="float">
            <text:p>2.50E+03</text:p>
          </table:table-cell>
          <table:table-cell table:style-name="ce25" table:formula="of:=[sim_numbers.AN18]*[sim_numbers.AN8]*[sim_numbers.AN14]/[sim_numbers.AN23]" office:value-type="float" office:value="250000" calcext:value-type="float">
            <text:p>2.50E+05</text:p>
          </table:table-cell>
          <table:table-cell table:style-name="ce25" table:formula="of:=[sim_numbers.AO18]*[sim_numbers.AO8]*[sim_numbers.AO14]/[sim_numbers.AO23]" office:value-type="float" office:value="250000" calcext:value-type="float">
            <text:p>2.50E+05</text:p>
          </table:table-cell>
          <table:table-cell/>
          <table:table-cell table:style-name="ce25" table:formula="of:=[sim_numbers.AQ18]*[sim_numbers.AQ8]*[sim_numbers.AQ14]/[sim_numbers.AQ23]" office:value-type="float" office:value="367.5" calcext:value-type="float">
            <text:p>3.68E+02</text:p>
          </table:table-cell>
          <table:table-cell table:style-name="ce33"/>
          <table:table-cell table:style-name="ce25" table:formula="of:=[sim_numbers.AS18]*[sim_numbers.AS8]*[sim_numbers.AS16]/[sim_numbers.AS23]" office:value-type="float" office:value="3612.5" calcext:value-type="float">
            <text:p>3.61E+03</text:p>
          </table:table-cell>
          <table:table-cell table:style-name="ce25" table:formula="of:=[sim_numbers.AT18]*[sim_numbers.AT8]*[sim_numbers.AT16]/[sim_numbers.AT23]" office:value-type="float" office:value="36125" calcext:value-type="float">
            <text:p>3.61E+04</text:p>
          </table:table-cell>
          <table:table-cell/>
          <table:table-cell table:style-name="ce25" table:formula="of:=[sim_numbers.AV18]*[sim_numbers.AV8]*[sim_numbers.AV16]/[sim_numbers.AV23]" office:value-type="float" office:value="361.25" calcext:value-type="float">
            <text:p>3.61E+02</text:p>
          </table:table-cell>
          <table:table-cell table:style-name="ce25" table:formula="of:=[sim_numbers.AW18]*[sim_numbers.AW8]*[sim_numbers.AW16]/[sim_numbers.AW23]" office:value-type="float" office:value="3612.5" calcext:value-type="float">
            <text:p>3.61E+03</text:p>
          </table:table-cell>
          <table:table-cell table:style-name="ce25" table:formula="of:=[sim_numbers.AX18]*[sim_numbers.AX8]*[sim_numbers.AX16]/[sim_numbers.AX23]" office:value-type="float" office:value="36125" calcext:value-type="float">
            <text:p>3.61E+04</text:p>
          </table:table-cell>
          <table:table-cell table:style-name="ce25" table:number-columns-repeated="2"/>
          <table:table-cell table:style-name="ce25" table:formula="of:=[sim_numbers.BA18]*[sim_numbers.BA8]*[sim_numbers.BA16]/[sim_numbers.BA23]" office:value-type="float" office:value="36.125" calcext:value-type="float">
            <text:p>3.61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BC18]*[sim_numbers.BC8]*[sim_numbers.BC16]/[sim_numbers.BC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sim_numbers.I8]-[sim_numbers.I7])*[sim_numbers.I39]*[sim_numbers.I17]*[sim_numbers.I17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_X</text:p>
          </table:table-cell>
          <table:table-cell table:style-name="ce27" table:formula="of:=([sim_numbers.L8]-[sim_numbers.L7])*[sim_numbers.L39]*[sim_numbers.L17]*[sim_numbers.L17]/[sim_numbers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O8]-[sim_numbers.O7])*[sim_numbers.O39]*[sim_numbers.O17]*[sim_numbers.O17]/[sim_numbers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Q8]-[sim_numbers.Q7])*[sim_numbers.Q39]*[sim_numbers.Q17]*[sim_numbers.Q17]/[sim_numbers.Q23]" office:value-type="float" office:value="0.0235007058823529" calcext:value-type="float">
            <text:p>2.35E-02</text:p>
          </table:table-cell>
          <table:table-cell table:style-name="ce27" table:formula="of:=([sim_numbers.R8]-[sim_numbers.R7])*[sim_numbers.R39]*[sim_numbers.R17]*[sim_numbers.R17]/[sim_numbers.R23]" office:value-type="float" office:value="0" calcext:value-type="float">
            <text:p>0.00E+00</text:p>
          </table:table-cell>
          <table:table-cell table:style-name="ce27" table:formula="of:=([sim_numbers.S8]-[sim_numbers.S7])*[sim_numbers.S39]*[sim_numbers.S17]*[sim_numbers.S17]/[sim_numbers.S23]" office:value-type="float" office:value="0.0799071944316659" calcext:value-type="float">
            <text:p>7.99E-02</text:p>
          </table:table-cell>
          <table:table-cell table:style-name="ce27" table:formula="of:=([sim_numbers.T8]-[sim_numbers.T7])*[sim_numbers.T39]*[sim_numbers.T17]*[sim_numbers.T17]/[sim_numbers.T23]" office:value-type="float" office:value="0.0799071944316659" calcext:value-type="float">
            <text:p>7.99E-02</text:p>
          </table:table-cell>
          <table:table-cell table:style-name="ce27" table:formula="of:=([sim_numbers.U8]-[sim_numbers.U7])*[sim_numbers.U39]*[sim_numbers.U17]*[sim_numbers.U17]/[sim_numbers.U23]" office:value-type="float" office:value="0.0785399123947437" calcext:value-type="float">
            <text:p>7.85E-02</text:p>
          </table:table-cell>
          <table:table-cell table:style-name="ce27" table:formula="of:=([sim_numbers.V8]-[sim_numbers.V7])*[sim_numbers.V39]*[sim_numbers.V17]*[sim_numbers.V17]/[sim_numbers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_X</text:p>
          </table:table-cell>
          <table:table-cell table:style-name="ce27" table:formula="of:=([sim_numbers.Y8]-[sim_numbers.Y7])*[sim_numbers.Y39]*[sim_numbers.Y17]*[sim_numbers.Y17]/[sim_numbers.Y23]" office:value-type="float" office:value="0.0785132162994362" calcext:value-type="float">
            <text:p>7.85E-02</text:p>
          </table:table-cell>
          <table:table-cell table:style-name="ce27" table:formula="of:=([sim_numbers.Z8]-[sim_numbers.Z7])*[sim_numbers.Z39]*[sim_numbers.Z17]*[sim_numbers.Z17]/[sim_numbers.Z23]" office:value-type="float" office:value="0.0785132162994362" calcext:value-type="float">
            <text:p>7.85E-02</text:p>
          </table:table-cell>
          <table:table-cell table:style-name="ce27" table:formula="of:=([sim_numbers.AA8]-[sim_numbers.AA7])*[sim_numbers.AA39]*[sim_numbers.AA17]*[sim_numbers.AA17]/[sim_numbers.AA23]" office:value-type="float" office:value="0.0785132162994362" calcext:value-type="float">
            <text:p>7.85E-02</text:p>
          </table:table-cell>
          <table:table-cell table:style-name="ce27"/>
          <table:table-cell table:style-name="ce27" table:formula="of:=([sim_numbers.AC8]-[sim_numbers.AC7])*[sim_numbers.AC39]*[sim_numbers.AC17]*[sim_numbers.AC17]/[sim_numbers.AC23]" office:value-type="float" office:value="0.0785132162994362" calcext:value-type="float">
            <text:p>7.85E-02</text:p>
          </table:table-cell>
          <table:table-cell table:style-name="ce27" table:formula="of:=([sim_numbers.AD8]-[sim_numbers.AD7])*[sim_numbers.AD39]*[sim_numbers.AD17]*[sim_numbers.AD17]/[sim_numbers.AD23]" office:value-type="float" office:value="0.0785132162994362" calcext:value-type="float">
            <text:p>7.85E-02</text:p>
          </table:table-cell>
          <table:table-cell table:style-name="ce27" table:formula="of:=([sim_numbers.AE8]-[sim_numbers.AE7])*[sim_numbers.AE39]*[sim_numbers.AE17]*[sim_numbers.AE17]/[sim_numbers.AE23]" office:value-type="float" office:value="0.0785132162994362" calcext:value-type="float">
            <text:p>7.85E-02</text:p>
          </table:table-cell>
          <table:table-cell table:style-name="ce27" table:formula="of:=([sim_numbers.AF8]-[sim_numbers.AF7])*[sim_numbers.AF39]*[sim_numbers.AF17]*[sim_numbers.AF17]/[sim_numbers.AF23]" office:value-type="float" office:value="0.0785132162994362" calcext:value-type="float">
            <text:p>7.85E-02</text:p>
          </table:table-cell>
          <table:table-cell table:style-name="ce27" table:formula="of:=([sim_numbers.AG8]-[sim_numbers.AG7])*[sim_numbers.AG39]*[sim_numbers.AG17]*[sim_numbers.AG17]/[sim_numbers.AG23]" office:value-type="float" office:value="0.0785132162994362" calcext:value-type="float">
            <text:p>7.85E-02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AJ8]-[sim_numbers.AJ7])*[sim_numbers.AJ39]*[sim_numbers.AJ17]*[sim_numbers.AJ17]/[sim_numbers.AJ23]" office:value-type="float" office:value="0" calcext:value-type="float">
            <text:p>0.00E+00</text:p>
          </table:table-cell>
          <table:table-cell table:style-name="ce27" table:formula="of:=([sim_numbers.AK8]-[sim_numbers.AK7])*[sim_numbers.AK39]*[sim_numbers.AK17]*[sim_numbers.AK17]/[sim_numbers.AK23]" office:value-type="float" office:value="0" calcext:value-type="float">
            <text:p>0.00E+00</text:p>
          </table:table-cell>
          <table:table-cell table:style-name="ce27" table:formula="of:=([sim_numbers.AL8]-[sim_numbers.AL7])*[sim_numbers.AL39]*[sim_numbers.AL17]*[sim_numbers.AL17]/[sim_numbers.AL23]" office:value-type="float" office:value="0" calcext:value-type="float">
            <text:p>0.00E+00</text:p>
          </table:table-cell>
          <table:table-cell table:style-name="ce27" table:formula="of:=([sim_numbers.AM8]-[sim_numbers.AM7])*[sim_numbers.AM39]*[sim_numbers.AM17]*[sim_numbers.AM17]/[sim_numbers.AM23]" office:value-type="float" office:value="0" calcext:value-type="float">
            <text:p>0.00E+00</text:p>
          </table:table-cell>
          <table:table-cell table:style-name="ce27" table:formula="of:=([sim_numbers.AN8]-[sim_numbers.AN7])*[sim_numbers.AN39]*[sim_numbers.AN17]*[sim_numbers.AN17]/[sim_numbers.AN23]" office:value-type="float" office:value="0" calcext:value-type="float">
            <text:p>0.00E+00</text:p>
          </table:table-cell>
          <table:table-cell table:style-name="ce27" table:formula="of:=([sim_numbers.AO8]-[sim_numbers.AO7])*[sim_numbers.AO39]*[sim_numbers.AO17]*[sim_numbers.AO17]/[sim_numbers.AO23]" office:value-type="float" office:value="0" calcext:value-type="float">
            <text:p>0.00E+00</text:p>
          </table:table-cell>
          <table:table-cell/>
          <table:table-cell table:style-name="ce27" table:formula="of:=([sim_numbers.AQ8]-[sim_numbers.AQ7])*[sim_numbers.AQ39]*[sim_numbers.AQ17]*[sim_numbers.AQ17]/[sim_numbers.AQ23]" office:value-type="float" office:value="2837.0841" calcext:value-type="float">
            <text:p>2.84E+03</text:p>
          </table:table-cell>
          <table:table-cell table:style-name="ce33"/>
          <table:table-cell table:style-name="ce27" table:formula="of:=([sim_numbers.AS8]-[sim_numbers.AS7])*[sim_numbers.AS39]*[sim_numbers.AS17]*[sim_numbers.AS17]/[sim_numbers.AS23]" office:value-type="float" office:value="28370.841" calcext:value-type="float">
            <text:p>2.84E+04</text:p>
          </table:table-cell>
          <table:table-cell table:style-name="ce27" table:formula="of:=([sim_numbers.AT8]-[sim_numbers.AT7])*[sim_numbers.AT39]*[sim_numbers.AT17]*[sim_numbers.AT17]/[sim_numbers.AT23]" office:value-type="float" office:value="283708.41" calcext:value-type="float">
            <text:p>2.84E+05</text:p>
          </table:table-cell>
          <table:table-cell/>
          <table:table-cell table:style-name="ce27" table:formula="of:=([sim_numbers.AV8]-[sim_numbers.AV7])*[sim_numbers.AV39]*[sim_numbers.AV17]*[sim_numbers.AV17]/[sim_numbers.AV23]" office:value-type="float" office:value="2837.0841" calcext:value-type="float">
            <text:p>2.84E+03</text:p>
          </table:table-cell>
          <table:table-cell table:style-name="ce27" table:formula="of:=([sim_numbers.AW8]-[sim_numbers.AW7])*[sim_numbers.AW39]*[sim_numbers.AW17]*[sim_numbers.AW17]/[sim_numbers.AW23]" office:value-type="float" office:value="28370.841" calcext:value-type="float">
            <text:p>2.84E+04</text:p>
          </table:table-cell>
          <table:table-cell table:style-name="ce27" table:formula="of:=([sim_numbers.AX8]-[sim_numbers.AX7])*[sim_numbers.AX39]*[sim_numbers.AX17]*[sim_numbers.AX17]/[sim_numbers.AX23]" office:value-type="float" office:value="283708.41" calcext:value-type="float">
            <text:p>2.84E+05</text:p>
          </table:table-cell>
          <table:table-cell table:style-name="ce27" table:number-columns-repeated="2"/>
          <table:table-cell table:style-name="ce27" table:formula="of:=([sim_numbers.BA8]-[sim_numbers.BA7])*[sim_numbers.BA39]*[sim_numbers.BA17]*[sim_numbers.BA17]/[sim_numbers.BA23]" office:value-type="float" office:value="283.70841" calcext:value-type="float">
            <text:p>2.84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BC8]-[sim_numbers.BC7])*[sim_numbers.BC39]*[sim_numbers.BC17]*[sim_numbers.BC17]/[sim_numbers.BC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Eo_Y</text:p>
          </table:table-cell>
          <table:table-cell table:style-name="ce27" table:formula="of:=([sim_numbers.L8]-[sim_numbers.L7])*[sim_numbers.L38]*[sim_numbers.L22]*[sim_numbers.L22]/[sim_numbers.L23]" office:value-type="float" office:value="0.000121129514010989" calcext:value-type="float">
            <text:p>1.21E-04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6"/>
          <table:table-cell/>
          <table:table-cell table:style-name="ce33" office:value-type="string" calcext:value-type="string">
            <text:p>Eo_Y</text:p>
          </table:table-cell>
          <table:table-cell table:style-name="ce27" table:formula="of:=([sim_numbers.Y8]-[sim_numbers.Y7])*[sim_numbers.Y38]*[sim_numbers.Y22]*[sim_numbers.Y22]/[sim_numbers.Y23]" office:value-type="float" office:value="10018.4434262407" calcext:value-type="float">
            <text:p>1.00E+04</text:p>
          </table:table-cell>
          <table:table-cell table:style-name="ce27" table:formula="of:=([sim_numbers.Z8]-[sim_numbers.Z7])*[sim_numbers.Z38]*[sim_numbers.Z22]*[sim_numbers.Z22]/[sim_numbers.Z23]" office:value-type="float" office:value="100.184434262407" calcext:value-type="float">
            <text:p>1.00E+02</text:p>
          </table:table-cell>
          <table:table-cell table:style-name="ce27" table:formula="of:=([sim_numbers.AA8]-[sim_numbers.AA7])*[sim_numbers.AA38]*[sim_numbers.AA22]*[sim_numbers.AA22]/[sim_numbers.AA23]" office:value-type="float" office:value="0.000100184434262407" calcext:value-type="float">
            <text:p>1.00E-04</text:p>
          </table:table-cell>
          <table:table-cell table:style-name="ce27"/>
          <table:table-cell table:style-name="ce27" table:formula="of:=([sim_numbers.AC8]-[sim_numbers.AC7])*[sim_numbers.AC38]*[sim_numbers.AC22]*[sim_numbers.AC22]/[sim_numbers.AC23]" office:value-type="float" office:value="100.184434262407" calcext:value-type="float">
            <text:p>1.00E+02</text:p>
          </table:table-cell>
          <table:table-cell table:style-name="ce27" table:formula="of:=([sim_numbers.AD8]-[sim_numbers.AD7])*[sim_numbers.AD38]*[sim_numbers.AD22]*[sim_numbers.AD22]/[sim_numbers.AD23]" office:value-type="float" office:value="1001.84434262407" calcext:value-type="float">
            <text:p>1.00E+03</text:p>
          </table:table-cell>
          <table:table-cell table:style-name="ce27" table:formula="of:=([sim_numbers.AE8]-[sim_numbers.AE7])*[sim_numbers.AE38]*[sim_numbers.AE22]*[sim_numbers.AE22]/[sim_numbers.AE23]" office:value-type="float" office:value="10018.4434262407" calcext:value-type="float">
            <text:p>1.00E+04</text:p>
          </table:table-cell>
          <table:table-cell table:style-name="ce27" table:formula="of:=([sim_numbers.AF8]-[sim_numbers.AF7])*[sim_numbers.AF38]*[sim_numbers.AF22]*[sim_numbers.AF22]/[sim_numbers.AF23]" office:value-type="float" office:value="100184.434262407" calcext:value-type="float">
            <text:p>1.00E+05</text:p>
          </table:table-cell>
          <table:table-cell table:style-name="ce27" table:formula="of:=([sim_numbers.AG8]-[sim_numbers.AG7])*[sim_numbers.AG38]*[sim_numbers.AG22]*[sim_numbers.AG22]/[sim_numbers.AG23]" office:value-type="float" office:value="1001844.34262407" calcext:value-type="float">
            <text:p>1.00E+06</text:p>
          </table:table-cell>
          <table:table-cell table:style-name="ce27"/>
          <table:table-cell table:style-name="ce33" office:value-type="string" calcext:value-type="string">
            <text:p>Eo_Y</text:p>
          </table:table-cell>
          <table:table-cell table:style-name="ce27" table:formula="of:=([sim_numbers.AJ8]-[sim_numbers.AJ7])*[sim_numbers.AJ38]*[sim_numbers.AJ22]*[sim_numbers.AJ22]/[sim_numbers.AJ23]" office:value-type="float" office:value="3.534084" calcext:value-type="float">
            <text:p>3.53E+00</text:p>
          </table:table-cell>
          <table:table-cell table:style-name="ce27" table:formula="of:=([sim_numbers.AK8]-[sim_numbers.AK7])*[sim_numbers.AK38]*[sim_numbers.AK22]*[sim_numbers.AK22]/[sim_numbers.AK23]" office:value-type="float" office:value="353.4084" calcext:value-type="float">
            <text:p>3.53E+02</text:p>
          </table:table-cell>
          <table:table-cell table:style-name="ce27" table:formula="of:=([sim_numbers.AL8]-[sim_numbers.AL7])*[sim_numbers.AL38]*[sim_numbers.AL22]*[sim_numbers.AL22]/[sim_numbers.AL23]" office:value-type="float" office:value="35.34084" calcext:value-type="float">
            <text:p>3.53E+01</text:p>
          </table:table-cell>
          <table:table-cell table:style-name="ce27" table:formula="of:=([sim_numbers.AM8]-[sim_numbers.AM7])*[sim_numbers.AM38]*[sim_numbers.AM22]*[sim_numbers.AM22]/[sim_numbers.AM23]" office:value-type="float" office:value="3534.084" calcext:value-type="float">
            <text:p>3.53E+03</text:p>
          </table:table-cell>
          <table:table-cell table:style-name="ce27" table:formula="of:=([sim_numbers.AN8]-[sim_numbers.AN7])*[sim_numbers.AN38]*[sim_numbers.AN22]*[sim_numbers.AN22]/[sim_numbers.AN23]" office:value-type="float" office:value="353408.4" calcext:value-type="float">
            <text:p>3.53E+05</text:p>
          </table:table-cell>
          <table:table-cell table:style-name="ce27" table:formula="of:=([sim_numbers.AO8]-[sim_numbers.AO7])*[sim_numbers.AO38]*[sim_numbers.AO22]*[sim_numbers.AO22]/[sim_numbers.AO23]" office:value-type="float" office:value="3534084" calcext:value-type="float">
            <text:p>3.53E+06</text:p>
          </table:table-cell>
          <table:table-cell table:style-name="ce27"/>
          <table:table-cell table:style-name="ce27" table:formula="of:=([sim_numbers.AQ8]-[sim_numbers.AQ7])*[sim_numbers.AQ38]*[sim_numbers.AQ22]*[sim_numbers.AQ22]/[sim_numbers.AQ23]" office:value-type="float" office:value="3534.084" calcext:value-type="float">
            <text:p>3.53E+03</text:p>
          </table:table-cell>
          <table:table-cell table:style-name="ce33"/>
          <table:table-cell table:style-name="ce27" table:number-columns-repeated="2"/>
          <table:table-cell/>
          <table:table-cell table:style-name="ce27" table:number-columns-repeated="6"/>
          <table:table-cell table:style-name="ce33"/>
          <table:table-cell table:style-name="ce27" table:number-columns-repeated="3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18"/>
          <table:table-cell/>
          <table:table-cell table:style-name="ce27" table:number-columns-repeated="4"/>
          <table:table-cell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im_numbers.I18]/[sim_numbers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im_numbers.L18]/[sim_numbers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im_numbers.O18]/[sim_numbers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Q18]/[sim_numbers.Q19]" office:value-type="float" office:value="1" calcext:value-type="float">
            <text:p>1.00E+00</text:p>
          </table:table-cell>
          <table:table-cell table:style-name="ce12" table:formula="of:=[sim_numbers.R18]/[sim_numbers.R19]" office:value-type="float" office:value="1" calcext:value-type="float">
            <text:p>1.00E+00</text:p>
          </table:table-cell>
          <table:table-cell table:style-name="ce12" table:formula="of:=[sim_numbers.S18]/[sim_numbers.S19]" office:value-type="float" office:value="1" calcext:value-type="float">
            <text:p>1.00E+00</text:p>
          </table:table-cell>
          <table:table-cell table:style-name="ce12" table:formula="of:=[sim_numbers.T18]/[sim_numbers.T19]" office:value-type="float" office:value="1" calcext:value-type="float">
            <text:p>1.00E+00</text:p>
          </table:table-cell>
          <table:table-cell table:style-name="ce12" table:formula="of:=[sim_numbers.U18]/[sim_numbers.U19]" office:value-type="float" office:value="1" calcext:value-type="float">
            <text:p>1.00E+00</text:p>
          </table:table-cell>
          <table:table-cell table:style-name="ce12" table:formula="of:=[sim_numbers.V18]/[sim_numbers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sim_numbers.Y18]/[sim_numbers.Y19]" office:value-type="float" office:value="1" calcext:value-type="float">
            <text:p>1.00E+00</text:p>
          </table:table-cell>
          <table:table-cell table:style-name="ce12" table:formula="of:=[sim_numbers.Z18]/[sim_numbers.Z19]" office:value-type="float" office:value="1" calcext:value-type="float">
            <text:p>1.00E+00</text:p>
          </table:table-cell>
          <table:table-cell table:style-name="ce12" table:formula="of:=[sim_numbers.AA18]/[sim_numbers.AA19]" office:value-type="float" office:value="1" calcext:value-type="float">
            <text:p>1.00E+00</text:p>
          </table:table-cell>
          <table:table-cell table:style-name="ce12"/>
          <table:table-cell table:style-name="ce12" table:formula="of:=[sim_numbers.AC18]/[sim_numbers.AC19]" office:value-type="float" office:value="1" calcext:value-type="float">
            <text:p>1.00E+00</text:p>
          </table:table-cell>
          <table:table-cell table:style-name="ce12" table:formula="of:=[sim_numbers.AD18]/[sim_numbers.AD19]" office:value-type="float" office:value="1" calcext:value-type="float">
            <text:p>1.00E+00</text:p>
          </table:table-cell>
          <table:table-cell table:style-name="ce12" table:formula="of:=[sim_numbers.AE18]/[sim_numbers.AE19]" office:value-type="float" office:value="1" calcext:value-type="float">
            <text:p>1.00E+00</text:p>
          </table:table-cell>
          <table:table-cell table:style-name="ce12" table:formula="of:=[sim_numbers.AF18]/[sim_numbers.AF19]" office:value-type="float" office:value="1" calcext:value-type="float">
            <text:p>1.00E+00</text:p>
          </table:table-cell>
          <table:table-cell table:style-name="ce12" table:formula="of:=[sim_numbers.AG18]/[sim_numbers.AG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im_numbers.AJ18]/[sim_numbers.AJ19]" office:value-type="float" office:value="1" calcext:value-type="float">
            <text:p>1.00E+00</text:p>
          </table:table-cell>
          <table:table-cell table:style-name="ce12" table:formula="of:=[sim_numbers.AK18]/[sim_numbers.AK19]" office:value-type="float" office:value="1" calcext:value-type="float">
            <text:p>1.00E+00</text:p>
          </table:table-cell>
          <table:table-cell table:style-name="ce12" table:formula="of:=[sim_numbers.AL18]/[sim_numbers.AL19]" office:value-type="float" office:value="1" calcext:value-type="float">
            <text:p>1.00E+00</text:p>
          </table:table-cell>
          <table:table-cell table:style-name="ce12" table:formula="of:=[sim_numbers.AM18]/[sim_numbers.AM19]" office:value-type="float" office:value="1" calcext:value-type="float">
            <text:p>1.00E+00</text:p>
          </table:table-cell>
          <table:table-cell table:style-name="ce12" table:formula="of:=[sim_numbers.AN18]/[sim_numbers.AN19]" office:value-type="float" office:value="1" calcext:value-type="float">
            <text:p>1.00E+00</text:p>
          </table:table-cell>
          <table:table-cell table:style-name="ce12" table:formula="of:=[sim_numbers.AO18]/[sim_numbers.AO19]" office:value-type="float" office:value="1" calcext:value-type="float">
            <text:p>1.00E+00</text:p>
          </table:table-cell>
          <table:table-cell/>
          <table:table-cell table:style-name="ce12" table:formula="of:=[sim_numbers.AQ18]/[sim_numbers.AQ19]" office:value-type="float" office:value="1" calcext:value-type="float">
            <text:p>1.00E+00</text:p>
          </table:table-cell>
          <table:table-cell table:style-name="ce33"/>
          <table:table-cell table:style-name="ce12" table:formula="of:=[sim_numbers.AS18]/[sim_numbers.AS19]" office:value-type="float" office:value="1" calcext:value-type="float">
            <text:p>1.00E+00</text:p>
          </table:table-cell>
          <table:table-cell table:style-name="ce12" table:formula="of:=[sim_numbers.AT18]/[sim_numbers.AT19]" office:value-type="float" office:value="1" calcext:value-type="float">
            <text:p>1.00E+00</text:p>
          </table:table-cell>
          <table:table-cell/>
          <table:table-cell table:style-name="ce12" table:formula="of:=[sim_numbers.AV18]/[sim_numbers.AV19]" office:value-type="float" office:value="1" calcext:value-type="float">
            <text:p>1.00E+00</text:p>
          </table:table-cell>
          <table:table-cell table:style-name="ce12" table:formula="of:=[sim_numbers.AW18]/[sim_numbers.AW19]" office:value-type="float" office:value="1" calcext:value-type="float">
            <text:p>1.00E+00</text:p>
          </table:table-cell>
          <table:table-cell table:style-name="ce12" table:formula="of:=[sim_numbers.AX18]/[sim_numbers.AX19]" office:value-type="float" office:value="1" calcext:value-type="float">
            <text:p>1.00E+00</text:p>
          </table:table-cell>
          <table:table-cell table:style-name="ce12" table:number-columns-repeated="2"/>
          <table:table-cell table:style-name="ce12" table:formula="of:=[sim_numbers.BA18]/[sim_numbers.BA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BC18]/[sim_numbers.BC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sim_numbers.I8]/[sim_numbers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im_numbers.L8]/[sim_numbers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O8]/[sim_numbers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Q8]/[sim_numbers.Q7]" office:value-type="float" office:value="819.672131147541" calcext:value-type="float">
            <text:p>8.20E+02</text:p>
          </table:table-cell>
          <table:table-cell table:style-name="ce12" table:formula="of:=[sim_numbers.R8]/[sim_numbers.R7]" office:value-type="float" office:value="1" calcext:value-type="float">
            <text:p>1.00E+00</text:p>
          </table:table-cell>
          <table:table-cell table:style-name="ce27" table:formula="of:=[sim_numbers.S8]/[sim_numbers.S7]" office:value-type="float" office:value="819.672131147541" calcext:value-type="float">
            <text:p>8.20E+02</text:p>
          </table:table-cell>
          <table:table-cell table:style-name="ce27" table:formula="of:=[sim_numbers.T8]/[sim_numbers.T7]" office:value-type="float" office:value="819.672131147541" calcext:value-type="float">
            <text:p>8.20E+02</text:p>
          </table:table-cell>
          <table:table-cell table:style-name="ce12" table:formula="of:=[sim_numbers.U8]/[sim_numbers.U7]" office:value-type="float" office:value="54.6149645002731" calcext:value-type="float">
            <text:p>5.46E+01</text:p>
          </table:table-cell>
          <table:table-cell table:style-name="ce12" table:formula="of:=[sim_numbers.V8]/[sim_numbers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Y8]/[sim_numbers.Y7]" office:value-type="float" office:value="54.6149645002731" calcext:value-type="float">
            <text:p>5.46E+01</text:p>
          </table:table-cell>
          <table:table-cell table:style-name="ce12" table:formula="of:=[sim_numbers.Z8]/[sim_numbers.Z7]" office:value-type="float" office:value="54.6149645002731" calcext:value-type="float">
            <text:p>5.46E+01</text:p>
          </table:table-cell>
          <table:table-cell table:style-name="ce12" table:formula="of:=[sim_numbers.AA8]/[sim_numbers.AA7]" office:value-type="float" office:value="54.6149645002731" calcext:value-type="float">
            <text:p>5.46E+01</text:p>
          </table:table-cell>
          <table:table-cell table:style-name="ce12"/>
          <table:table-cell table:style-name="ce12" table:formula="of:=[sim_numbers.AC8]/[sim_numbers.AC7]" office:value-type="float" office:value="54.6149645002731" calcext:value-type="float">
            <text:p>5.46E+01</text:p>
          </table:table-cell>
          <table:table-cell table:style-name="ce12" table:formula="of:=[sim_numbers.AD8]/[sim_numbers.AD7]" office:value-type="float" office:value="54.6149645002731" calcext:value-type="float">
            <text:p>5.46E+01</text:p>
          </table:table-cell>
          <table:table-cell table:style-name="ce12" table:formula="of:=[sim_numbers.AE8]/[sim_numbers.AE7]" office:value-type="float" office:value="54.6149645002731" calcext:value-type="float">
            <text:p>5.46E+01</text:p>
          </table:table-cell>
          <table:table-cell table:style-name="ce12" table:formula="of:=[sim_numbers.AF8]/[sim_numbers.AF7]" office:value-type="float" office:value="54.6149645002731" calcext:value-type="float">
            <text:p>5.46E+01</text:p>
          </table:table-cell>
          <table:table-cell table:style-name="ce12" table:formula="of:=[sim_numbers.AG8]/[sim_numbers.AG7]" office:value-type="float" office:value="54.6149645002731" calcext:value-type="float">
            <text:p>5.46E+01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AJ8]/[sim_numbers.AJ7]" office:value-type="float" office:value="54.6149645002731" calcext:value-type="float">
            <text:p>5.46E+01</text:p>
          </table:table-cell>
          <table:table-cell table:style-name="ce12" table:formula="of:=[sim_numbers.AK8]/[sim_numbers.AK7]" office:value-type="float" office:value="54.6149645002731" calcext:value-type="float">
            <text:p>5.46E+01</text:p>
          </table:table-cell>
          <table:table-cell table:style-name="ce12" table:formula="of:=[sim_numbers.AL8]/[sim_numbers.AL7]" office:value-type="float" office:value="54.6149645002731" calcext:value-type="float">
            <text:p>5.46E+01</text:p>
          </table:table-cell>
          <table:table-cell table:style-name="ce12" table:formula="of:=[sim_numbers.AM8]/[sim_numbers.AM7]" office:value-type="float" office:value="54.6149645002731" calcext:value-type="float">
            <text:p>5.46E+01</text:p>
          </table:table-cell>
          <table:table-cell table:style-name="ce12" table:formula="of:=[sim_numbers.AN8]/[sim_numbers.AN7]" office:value-type="float" office:value="54.6149645002731" calcext:value-type="float">
            <text:p>5.46E+01</text:p>
          </table:table-cell>
          <table:table-cell table:style-name="ce12" table:formula="of:=[sim_numbers.AO8]/[sim_numbers.AO7]" office:value-type="float" office:value="54.6149645002731" calcext:value-type="float">
            <text:p>5.46E+01</text:p>
          </table:table-cell>
          <table:table-cell/>
          <table:table-cell table:style-name="ce12" table:formula="of:=[sim_numbers.AQ8]/[sim_numbers.AQ7]" office:value-type="float" office:value="54.6149645002731" calcext:value-type="float">
            <text:p>5.46E+01</text:p>
          </table:table-cell>
          <table:table-cell table:style-name="ce33"/>
          <table:table-cell table:style-name="ce12" table:formula="of:=[sim_numbers.AS8]/[sim_numbers.AS7]" office:value-type="float" office:value="54.6149645002731" calcext:value-type="float">
            <text:p>5.46E+01</text:p>
          </table:table-cell>
          <table:table-cell table:style-name="ce12" table:formula="of:=[sim_numbers.AT8]/[sim_numbers.AT7]" office:value-type="float" office:value="54.6149645002731" calcext:value-type="float">
            <text:p>5.46E+01</text:p>
          </table:table-cell>
          <table:table-cell/>
          <table:table-cell table:style-name="ce12" table:formula="of:=[sim_numbers.AV8]/[sim_numbers.AV7]" office:value-type="float" office:value="54.6149645002731" calcext:value-type="float">
            <text:p>5.46E+01</text:p>
          </table:table-cell>
          <table:table-cell table:style-name="ce12" table:formula="of:=[sim_numbers.AW8]/[sim_numbers.AW7]" office:value-type="float" office:value="54.6149645002731" calcext:value-type="float">
            <text:p>5.46E+01</text:p>
          </table:table-cell>
          <table:table-cell table:style-name="ce12" table:formula="of:=[sim_numbers.AX8]/[sim_numbers.AX7]" office:value-type="float" office:value="54.6149645002731" calcext:value-type="float">
            <text:p>5.46E+01</text:p>
          </table:table-cell>
          <table:table-cell table:style-name="ce12" table:number-columns-repeated="2"/>
          <table:table-cell table:style-name="ce12" table:formula="of:=[sim_numbers.BA8]/[sim_numbers.BA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BC8]/[sim_numbers.BC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0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0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 table:number-columns-repeated="10"/>
          <table:table-cell table:style-name="ce34"/>
          <table:table-cell table:style-name="ce11" table:number-columns-repeated="6"/>
          <table:table-cell/>
          <table:table-cell table:style-name="ce11"/>
          <table:table-cell table:style-name="ce34"/>
          <table:table-cell table:style-name="ce11" table:number-columns-repeated="2"/>
          <table:table-cell/>
          <table:table-cell table:style-name="ce11" table:number-columns-repeated="6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im_numbers.I32]*[sim_numbers.I31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im_numbers.L32]*[sim_numbers.L31]" office:value-type="float" office:value="54.6448087431694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O32]*[sim_numbers.O31]" office:value-type="float" office:value="8.3333" calcext:value-type="float">
            <text:p>8.33E+00</text:p>
          </table:table-cell>
          <table:table-cell table:style-name="ce32" office:value-type="string" calcext:value-type="string">
            <text:p>dyn visc ratio water/air</text:p>
          </table:table-cell>
          <table:table-cell table:style-name="ce11" table:formula="of:=[sim_numbers.Q32]*[sim_numbers.Q31]" office:value-type="float" office:value="819.672131147541" calcext:value-type="float">
            <text:p>8.20E+02</text:p>
          </table:table-cell>
          <table:table-cell table:style-name="ce11" table:formula="of:=[sim_numbers.R32]*[sim_numbers.R31]" office:value-type="float" office:value="1" calcext:value-type="float">
            <text:p>1.00E+00</text:p>
          </table:table-cell>
          <table:table-cell table:style-name="ce11" table:formula="of:=[sim_numbers.S32]*[sim_numbers.S31]" office:value-type="float" office:value="819.672131147541" calcext:value-type="float">
            <text:p>8.20E+02</text:p>
          </table:table-cell>
          <table:table-cell table:style-name="ce11" table:formula="of:=[sim_numbers.T32]*[sim_numbers.T31]" office:value-type="float" office:value="819.672131147541" calcext:value-type="float">
            <text:p>8.20E+02</text:p>
          </table:table-cell>
          <table:table-cell table:style-name="ce25" table:formula="of:=[sim_numbers.U32]*[sim_numbers.U31]" office:value-type="float" office:value="54.6149645002731" calcext:value-type="float">
            <text:p>5.46E+01</text:p>
          </table:table-cell>
          <table:table-cell table:style-name="ce25" table:formula="of:=[sim_numbers.V32]*[sim_numbers.V31]" office:value-type="float" office:value="54.6149645002731" calcext:value-type="float">
            <text:p>5.46E+01</text:p>
          </table:table-cell>
          <table:table-cell/>
          <table:table-cell table:style-name="ce32" office:value-type="string" calcext:value-type="string">
            <text:p>dyn visc ratio water/air</text:p>
          </table:table-cell>
          <table:table-cell table:style-name="ce25" table:formula="of:=[sim_numbers.Y32]*[sim_numbers.Y31]" office:value-type="float" office:value="54.6149645002731" calcext:value-type="float">
            <text:p>5.46E+01</text:p>
          </table:table-cell>
          <table:table-cell table:style-name="ce25" table:formula="of:=[sim_numbers.Z32]*[sim_numbers.Z31]" office:value-type="float" office:value="54.6149645002731" calcext:value-type="float">
            <text:p>5.46E+01</text:p>
          </table:table-cell>
          <table:table-cell table:style-name="ce25" table:formula="of:=[sim_numbers.AA32]*[sim_numbers.AA31]" office:value-type="float" office:value="54.6149645002731" calcext:value-type="float">
            <text:p>5.46E+01</text:p>
          </table:table-cell>
          <table:table-cell table:style-name="ce25"/>
          <table:table-cell table:style-name="ce25" table:formula="of:=[sim_numbers.AC32]*[sim_numbers.AC31]" office:value-type="float" office:value="54.6149645002731" calcext:value-type="float">
            <text:p>5.46E+01</text:p>
          </table:table-cell>
          <table:table-cell table:style-name="ce25" table:formula="of:=[sim_numbers.AD32]*[sim_numbers.AD31]" office:value-type="float" office:value="54.6149645002731" calcext:value-type="float">
            <text:p>5.46E+01</text:p>
          </table:table-cell>
          <table:table-cell table:style-name="ce25" table:formula="of:=[sim_numbers.AE32]*[sim_numbers.AE31]" office:value-type="float" office:value="54.6149645002731" calcext:value-type="float">
            <text:p>5.46E+01</text:p>
          </table:table-cell>
          <table:table-cell table:style-name="ce25" table:formula="of:=[sim_numbers.AF32]*[sim_numbers.AF31]" office:value-type="float" office:value="54.6149645002731" calcext:value-type="float">
            <text:p>5.46E+01</text:p>
          </table:table-cell>
          <table:table-cell table:style-name="ce25" table:formula="of:=[sim_numbers.AG32]*[sim_numbers.AG31]" office:value-type="float" office:value="54.6149645002731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AJ32]*[sim_numbers.AJ31]" office:value-type="float" office:value="54.6149645002731" calcext:value-type="float">
            <text:p>5.46E+01</text:p>
          </table:table-cell>
          <table:table-cell table:style-name="ce11" table:formula="of:=[sim_numbers.AK32]*[sim_numbers.AK31]" office:value-type="float" office:value="54.6149645002731" calcext:value-type="float">
            <text:p>5.46E+01</text:p>
          </table:table-cell>
          <table:table-cell table:style-name="ce11" table:formula="of:=[sim_numbers.AL32]*[sim_numbers.AL31]" office:value-type="float" office:value="54.6149645002731" calcext:value-type="float">
            <text:p>5.46E+01</text:p>
          </table:table-cell>
          <table:table-cell table:style-name="ce11" table:formula="of:=[sim_numbers.AM32]*[sim_numbers.AM31]" office:value-type="float" office:value="54.6149645002731" calcext:value-type="float">
            <text:p>5.46E+01</text:p>
          </table:table-cell>
          <table:table-cell table:style-name="ce11" table:formula="of:=[sim_numbers.AN32]*[sim_numbers.AN31]" office:value-type="float" office:value="54.6149645002731" calcext:value-type="float">
            <text:p>5.46E+01</text:p>
          </table:table-cell>
          <table:table-cell table:style-name="ce11" table:formula="of:=[sim_numbers.AO32]*[sim_numbers.AO31]" office:value-type="float" office:value="54.6149645002731" calcext:value-type="float">
            <text:p>5.46E+01</text:p>
          </table:table-cell>
          <table:table-cell/>
          <table:table-cell table:style-name="ce11" table:formula="of:=[sim_numbers.AQ32]*[sim_numbers.AQ31]" office:value-type="float" office:value="54.6149645002731" calcext:value-type="float">
            <text:p>5.46E+01</text:p>
          </table:table-cell>
          <table:table-cell table:style-name="ce32"/>
          <table:table-cell table:style-name="ce11" table:formula="of:=[sim_numbers.AS32]*[sim_numbers.AS31]" office:value-type="float" office:value="54.6149645002731" calcext:value-type="float">
            <text:p>5.46E+01</text:p>
          </table:table-cell>
          <table:table-cell table:style-name="ce11" table:formula="of:=[sim_numbers.AT32]*[sim_numbers.AT31]" office:value-type="float" office:value="54.6149645002731" calcext:value-type="float">
            <text:p>5.46E+01</text:p>
          </table:table-cell>
          <table:table-cell/>
          <table:table-cell table:style-name="ce11" table:formula="of:=[sim_numbers.AV32]*[sim_numbers.AV31]" office:value-type="float" office:value="54.6149645002731" calcext:value-type="float">
            <text:p>5.46E+01</text:p>
          </table:table-cell>
          <table:table-cell table:style-name="ce11" table:formula="of:=[sim_numbers.AW32]*[sim_numbers.AW31]" office:value-type="float" office:value="54.6149645002731" calcext:value-type="float">
            <text:p>5.46E+01</text:p>
          </table:table-cell>
          <table:table-cell table:style-name="ce11" table:formula="of:=[sim_numbers.AX32]*[sim_numbers.AX31]" office:value-type="float" office:value="54.6149645002731" calcext:value-type="float">
            <text:p>5.46E+01</text:p>
          </table:table-cell>
          <table:table-cell table:style-name="ce11" table:number-columns-repeated="2"/>
          <table:table-cell table:style-name="ce11" table:formula="of:=[sim_numbers.BA32]*[sim_numbers.BA31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im_numbers.BC32]*[sim_numbers.BC31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10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/>
          <table:table-cell table:style-name="ce10" office:value-type="string" calcext:value-type="string">
            <text:p>gY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0000000417" calcext:value-type="float">
            <text:p>4.17E-10</text:p>
          </table:table-cell>
          <table:table-cell table:style-name="ce51"/>
          <table:table-cell table:style-name="ce51" office:value-type="float" office:value="0.00000417" calcext:value-type="float">
            <text:p>4.17E-06</text:p>
          </table:table-cell>
          <table:table-cell table:style-name="ce51" office:value-type="float" office:value="0.0000417" calcext:value-type="float">
            <text:p>4.17E-05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417" calcext:value-type="float">
            <text:p>4.17E-03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/>
          <table:table-cell table:style-name="ce10" office:value-type="string" calcext:value-type="string">
            <text:p>gY</text:p>
          </table:table-cell>
          <table:table-cell table:number-columns-repeated="2" table:style-name="ce51" office:value-type="float" office:value="0.000001" calcext:value-type="float">
            <text:p>1.00E-06</text:p>
          </table:table-cell>
          <table:table-cell table:number-columns-repeated="3" table:style-name="ce51" office:value-type="float" office:value="0.00001" calcext:value-type="float">
            <text:p>1.00E-05</text:p>
          </table:table-cell>
          <table:table-cell table:style-name="ce51" office:value-type="float" office:value="0.0001" calcext:value-type="float">
            <text:p>1.00E-04</text:p>
          </table:table-cell>
          <table:table-cell/>
          <table:table-cell table:style-name="ce51" office:value-type="float" office:value="0.00001" calcext:value-type="float">
            <text:p>1.00E-05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1" calcext:value-type="float">
            <text:p>1.00E-01</text:p>
          </table:table-cell>
          <table:table-cell table:style-name="ce5" table:number-columns-repeated="4"/>
        </table:table-row>
        <table:table-row table:style-name="ro1">
          <table:table-cell table:number-columns-repeated="8"/>
          <table:table-cell table:style-name="ce11" table:formula="of:=[sim_numbers.I5]/([sim_numbers.I8]*[sim_numbers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im_numbers.L5]/([sim_numbers.L8]*[sim_numbers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im_numbers.O5]/([sim_numbers.O8]*[sim_numbers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im_numbers.Q5]/([sim_numbers.Q8]*[sim_numbers.Q9])" office:value-type="float" office:value="0.000000325666598819459" calcext:value-type="float">
            <text:p>3.26E-07</text:p>
          </table:table-cell>
          <table:table-cell table:style-name="ce11" table:formula="of:=[sim_numbers.R5]/([sim_numbers.R8]*[sim_numbers.R9])" office:value-type="float" office:value="0.000000325666598819459" calcext:value-type="float">
            <text:p>3.26E-07</text:p>
          </table:table-cell>
          <table:table-cell table:style-name="ce11" table:formula="of:=[sim_numbers.S5]/([sim_numbers.S8]*[sim_numbers.S9])" office:value-type="float" office:value="0.000000325666598819459" calcext:value-type="float">
            <text:p>3.26E-07</text:p>
          </table:table-cell>
          <table:table-cell table:style-name="ce11" table:formula="of:=[sim_numbers.T5]/([sim_numbers.T8]*[sim_numbers.T9])" office:value-type="float" office:value="0.00000000260533279055567" calcext:value-type="float">
            <text:p>2.61E-09</text:p>
          </table:table-cell>
          <table:table-cell table:style-name="ce11" table:formula="of:=[sim_numbers.U5]/([sim_numbers.U8]*[sim_numbers.U9])" office:value-type="float" office:value="0.000000325666598819459" calcext:value-type="float">
            <text:p>3.26E-07</text:p>
          </table:table-cell>
          <table:table-cell table:style-name="ce11" table:formula="of:=[sim_numbers.V5]/([sim_numbers.V8]*[sim_numbers.V9])" office:value-type="float" office:value="0.00000000260533279055567" calcext:value-type="float">
            <text:p>2.61E-09</text:p>
          </table:table-cell>
          <table:table-cell/>
          <table:table-cell table:style-name="ce48" office:value-type="string" calcext:value-type="string">
            <text:p>gX1</text:p>
          </table:table-cell>
          <table:table-cell table:style-name="ce11" table:formula="of:=[sim_numbers.Y5]/([sim_numbers.Y8]*[sim_numbers.Y9])" office:value-type="float" office:value="0.0000000407083248524323" calcext:value-type="float">
            <text:p>4.07E-08</text:p>
          </table:table-cell>
          <table:table-cell table:style-name="ce11" table:formula="of:=[sim_numbers.Z5]/([sim_numbers.Z8]*[sim_numbers.Z9])" office:value-type="float" office:value="0.0000000407083248524323" calcext:value-type="float">
            <text:p>4.07E-08</text:p>
          </table:table-cell>
          <table:table-cell table:style-name="ce11" table:formula="of:=[sim_numbers.AA5]/([sim_numbers.AA8]*[sim_numbers.AA9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[sim_numbers.AC5]/([sim_numbers.AC8]*[sim_numbers.AC9])" office:value-type="float" office:value="0.0000000407083248524323" calcext:value-type="float">
            <text:p>4.07E-08</text:p>
          </table:table-cell>
          <table:table-cell table:style-name="ce11" table:formula="of:=[sim_numbers.AD5]/([sim_numbers.AD8]*[sim_numbers.AD9])" office:value-type="float" office:value="0.0000000407083248524323" calcext:value-type="float">
            <text:p>4.07E-08</text:p>
          </table:table-cell>
          <table:table-cell table:style-name="ce11" table:formula="of:=[sim_numbers.AE5]/([sim_numbers.AE8]*[sim_numbers.AE9])" office:value-type="float" office:value="0.0000000407083248524323" calcext:value-type="float">
            <text:p>4.07E-08</text:p>
          </table:table-cell>
          <table:table-cell table:style-name="ce11" table:formula="of:=[sim_numbers.AF5]/([sim_numbers.AF8]*[sim_numbers.AF9])" office:value-type="float" office:value="0.0000000407083248524323" calcext:value-type="float">
            <text:p>4.07E-08</text:p>
          </table:table-cell>
          <table:table-cell table:style-name="ce11" table:formula="of:=[sim_numbers.AG5]/([sim_numbers.AG8]*[sim_numbers.AG9])" office:value-type="float" office:value="0.0000000407083248524323" calcext:value-type="float">
            <text:p>4.07E-08</text:p>
          </table:table-cell>
          <table:table-cell table:style-name="ce11"/>
          <table:table-cell table:style-name="ce55" office:value-type="string" calcext:value-type="string">
            <text:p>gX1</text:p>
          </table:table-cell>
          <table:table-cell table:number-columns-repeated="6" table:style-name="ce51" office:value-type="float" office:value="0" calcext:value-type="float">
            <text:p>0.00E+00</text:p>
          </table:table-cell>
          <table:table-cell/>
          <table:table-cell table:style-name="ce51" office:value-type="float" office:value="0.000001" calcext:value-type="float">
            <text:p>1.00E-06</text:p>
          </table:table-cell>
          <table:table-cell table:style-name="ce55"/>
          <table:table-cell table:number-columns-repeated="2" table:style-name="ce51" office:value-type="float" office:value="0.00001" calcext:value-type="float">
            <text:p>1.00E-05</text:p>
          </table:table-cell>
          <table:table-cell/>
          <table:table-cell table:number-columns-repeated="3" table:style-name="ce51" office:value-type="float" office:value="0.000001" calcext:value-type="float">
            <text:p>1.00E-06</text:p>
          </table:table-cell>
          <table:table-cell table:style-name="ce51" table:number-columns-repeated="2"/>
          <table:table-cell table:style-name="ce51" office:value-type="float" office:value="0.0000001" calcext:value-type="float">
            <text:p>1.00E-07</text:p>
          </table:table-cell>
          <table:table-cell table:style-name="ce25"/>
          <table:table-cell table:style-name="ce25" table:formula="of:=[sim_numbers.BC5]/([sim_numbers.BC8]*[sim_numbers.BC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sim_numbers.I18]*[sim_numbers.I15]/([sim_numbers.I17]*[sim_numbers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im_numbers.L18]*[sim_numbers.L15]/([sim_numbers.L17]*[sim_numbers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im_numbers.O18]*[sim_numbers.O15]/([sim_numbers.O17]*[sim_numbers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im_numbers.Q18]*[sim_numbers.Q15]/([sim_numbers.Q17]*[sim_numbers.Q17])" office:value-type="float" office:value="0.000000325666598819459" calcext:value-type="float">
            <text:p>3.26E-07</text:p>
          </table:table-cell>
          <table:table-cell table:style-name="ce11" table:formula="of:=12*[sim_numbers.R18]*[sim_numbers.R15]/([sim_numbers.R17]*[sim_numbers.R17])" office:value-type="float" office:value="0.000000325666598819459" calcext:value-type="float">
            <text:p>3.26E-07</text:p>
          </table:table-cell>
          <table:table-cell table:style-name="ce11" table:formula="of:=12*[sim_numbers.S18]*[sim_numbers.S15]/([sim_numbers.S17]*[sim_numbers.S17])" office:value-type="float" office:value="0.000000325666598819459" calcext:value-type="float">
            <text:p>3.26E-07</text:p>
          </table:table-cell>
          <table:table-cell table:style-name="ce11" table:formula="of:=12*[sim_numbers.T18]*[sim_numbers.T15]/([sim_numbers.T17]*[sim_numbers.T17])" office:value-type="float" office:value="0.00000000260533279055567" calcext:value-type="float">
            <text:p>2.61E-09</text:p>
          </table:table-cell>
          <table:table-cell table:style-name="ce11" table:formula="of:=12*[sim_numbers.U18]*[sim_numbers.U15]/([sim_numbers.U17]*[sim_numbers.U17])" office:value-type="float" office:value="0.000000325666598819459" calcext:value-type="float">
            <text:p>3.26E-07</text:p>
          </table:table-cell>
          <table:table-cell table:style-name="ce11" table:formula="of:=12*[sim_numbers.V18]*[sim_numbers.V15]/([sim_numbers.V17]*[sim_numbers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11" table:formula="of:=12*[sim_numbers.Y18]*[sim_numbers.Y15]/([sim_numbers.Y17]*[sim_numbers.Y17])" office:value-type="float" office:value="0.0000000407083248524323" calcext:value-type="float">
            <text:p>4.07E-08</text:p>
          </table:table-cell>
          <table:table-cell table:style-name="ce11" table:formula="of:=12*[sim_numbers.Z18]*[sim_numbers.Z15]/([sim_numbers.Z17]*[sim_numbers.Z17])" office:value-type="float" office:value="0.0000000407083248524323" calcext:value-type="float">
            <text:p>4.07E-08</text:p>
          </table:table-cell>
          <table:table-cell table:style-name="ce11" table:formula="of:=12*[sim_numbers.AA18]*[sim_numbers.AA15]/([sim_numbers.AA17]*[sim_numbers.AA17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12*[sim_numbers.AC18]*[sim_numbers.AC15]/([sim_numbers.AC17]*[sim_numbers.AC17])" office:value-type="float" office:value="0.0000000407083248524323" calcext:value-type="float">
            <text:p>4.07E-08</text:p>
          </table:table-cell>
          <table:table-cell table:style-name="ce11" table:formula="of:=12*[sim_numbers.AD18]*[sim_numbers.AD15]/([sim_numbers.AD17]*[sim_numbers.AD17])" office:value-type="float" office:value="0.0000000407083248524323" calcext:value-type="float">
            <text:p>4.07E-08</text:p>
          </table:table-cell>
          <table:table-cell table:style-name="ce11" table:formula="of:=12*[sim_numbers.AE18]*[sim_numbers.AE15]/([sim_numbers.AE17]*[sim_numbers.AE17])" office:value-type="float" office:value="0.0000000407083248524323" calcext:value-type="float">
            <text:p>4.07E-08</text:p>
          </table:table-cell>
          <table:table-cell table:style-name="ce11" table:formula="of:=12*[sim_numbers.AF18]*[sim_numbers.AF15]/([sim_numbers.AF17]*[sim_numbers.AF17])" office:value-type="float" office:value="0.0000000407083248524323" calcext:value-type="float">
            <text:p>4.07E-08</text:p>
          </table:table-cell>
          <table:table-cell table:style-name="ce11" table:formula="of:=12*[sim_numbers.AG18]*[sim_numbers.AG15]/([sim_numbers.AG17]*[sim_numbers.AG17])" office:value-type="float" office:value="0.0000000407083248524323" calcext:value-type="float">
            <text:p>4.07E-08</text:p>
          </table:table-cell>
          <table:table-cell table:style-name="ce11"/>
          <table:table-cell table:style-name="ce35" office:value-type="string" calcext:value-type="string">
            <text:p>gX2 (check = g1)</text:p>
          </table:table-cell>
          <table:table-cell table:style-name="ce25" table:formula="of:=12*[sim_numbers.AJ18]*[sim_numbers.AJ15]/([sim_numbers.AJ17]*[sim_numbers.AJ17])" office:value-type="float" office:value="0" calcext:value-type="float">
            <text:p>0.00E+00</text:p>
          </table:table-cell>
          <table:table-cell table:style-name="ce25" table:formula="of:=12*[sim_numbers.AK18]*[sim_numbers.AK15]/([sim_numbers.AK17]*[sim_numbers.AK17])" office:value-type="float" office:value="0" calcext:value-type="float">
            <text:p>0.00E+00</text:p>
          </table:table-cell>
          <table:table-cell table:style-name="ce25" table:formula="of:=12*[sim_numbers.AL18]*[sim_numbers.AL15]/([sim_numbers.AL17]*[sim_numbers.AL17])" office:value-type="float" office:value="0" calcext:value-type="float">
            <text:p>0.00E+00</text:p>
          </table:table-cell>
          <table:table-cell table:style-name="ce25" table:formula="of:=12*[sim_numbers.AM18]*[sim_numbers.AM15]/([sim_numbers.AM17]*[sim_numbers.AM17])" office:value-type="float" office:value="0" calcext:value-type="float">
            <text:p>0.00E+00</text:p>
          </table:table-cell>
          <table:table-cell table:style-name="ce25" table:formula="of:=12*[sim_numbers.AN18]*[sim_numbers.AN15]/([sim_numbers.AN17]*[sim_numbers.AN17])" office:value-type="float" office:value="0" calcext:value-type="float">
            <text:p>0.00E+00</text:p>
          </table:table-cell>
          <table:table-cell table:style-name="ce25" table:formula="of:=12*[sim_numbers.AO18]*[sim_numbers.AO15]/([sim_numbers.AO17]*[sim_numbers.AO17])" office:value-type="float" office:value="0" calcext:value-type="float">
            <text:p>0.00E+00</text:p>
          </table:table-cell>
          <table:table-cell/>
          <table:table-cell table:style-name="ce25" table:formula="of:=12*[sim_numbers.AQ18]*[sim_numbers.AQ15]/([sim_numbers.AQ17]*[sim_numbers.AQ17])" office:value-type="float" office:value="0" calcext:value-type="float">
            <text:p>0.00E+00</text:p>
          </table:table-cell>
          <table:table-cell table:style-name="ce35"/>
          <table:table-cell table:style-name="ce25" table:formula="of:=12*[sim_numbers.AS18]*[sim_numbers.AS15]/([sim_numbers.AS17]*[sim_numbers.AS17])" office:value-type="float" office:value="0.00001" calcext:value-type="float">
            <text:p>1.00E-05</text:p>
          </table:table-cell>
          <table:table-cell table:style-name="ce25" table:formula="of:=12*[sim_numbers.AT18]*[sim_numbers.AT15]/([sim_numbers.AT17]*[sim_numbers.AT17])" office:value-type="float" office:value="0.00001" calcext:value-type="float">
            <text:p>1.00E-05</text:p>
          </table:table-cell>
          <table:table-cell/>
          <table:table-cell table:style-name="ce25" table:formula="of:=12*[sim_numbers.AV18]*[sim_numbers.AV15]/([sim_numbers.AV17]*[sim_numbers.AV17])" office:value-type="float" office:value="0.000001" calcext:value-type="float">
            <text:p>1.00E-06</text:p>
          </table:table-cell>
          <table:table-cell table:style-name="ce25" table:formula="of:=12*[sim_numbers.AW18]*[sim_numbers.AW15]/([sim_numbers.AW17]*[sim_numbers.AW17])" office:value-type="float" office:value="0.000001" calcext:value-type="float">
            <text:p>1.00E-06</text:p>
          </table:table-cell>
          <table:table-cell table:style-name="ce25" table:formula="of:=12*[sim_numbers.AX18]*[sim_numbers.AX15]/([sim_numbers.AX17]*[sim_numbers.AX17])" office:value-type="float" office:value="0.000001" calcext:value-type="float">
            <text:p>1.00E-06</text:p>
          </table:table-cell>
          <table:table-cell table:style-name="ce25" table:number-columns-repeated="2"/>
          <table:table-cell table:style-name="ce25" table:formula="of:=12*[sim_numbers.BA18]*[sim_numbers.BA15]/([sim_numbers.BA17]*[sim_numbers.BA17])" office:value-type="float" office:value="0.0000001" calcext:value-type="float">
            <text:p>1.00E-07</text:p>
          </table:table-cell>
          <table:table-cell table:style-name="ce25"/>
          <table:table-cell table:style-name="ce25" table:formula="of:=12*[sim_numbers.BC18]*[sim_numbers.BC15]/([sim_numbers.BC17]*[sim_numbers.BC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43"/>
        </table:table-row>
        <table:table-row table:style-name="ro1">
          <table:table-cell table:number-columns-repeated="13"/>
          <table:table-cell table:style-name="ce13"/>
          <table:table-cell table:number-columns-repeated="43"/>
        </table:table-row>
        <table:table-row table:style-name="ro1">
          <table:table-cell table:number-columns-repeated="13"/>
          <table:table-cell table:style-name="ce13"/>
          <table:table-cell table:number-columns-repeated="10"/>
          <table:table-cell table:style-name="ce52" office:value-type="string" calcext:value-type="string">
            <text:p>blows up</text:p>
          </table:table-cell>
          <table:table-cell table:number-columns-repeated="2" table:style-name="ce52" office:value-type="string" calcext:value-type="string">
            <text:p>smooth interface</text:p>
          </table:table-cell>
          <table:table-cell table:style-name="ce52"/>
          <table:table-cell table:number-columns-repeated="2" table:style-name="ce52" office:value-type="string" calcext:value-type="string">
            <text:p>smooth interface</text:p>
          </table:table-cell>
          <table:table-cell table:number-columns-repeated="3" table:style-name="ce52" office:value-type="string" calcext:value-type="string">
            <text:p>blows up</text:p>
          </table:table-cell>
          <table:table-cell/>
          <table:table-cell table:style-name="ce56" office:value-type="string" calcext:value-type="string">
            <text:p>wniosek</text:p>
          </table:table-cell>
          <table:table-cell table:style-name="ce56" office:value-type="string" calcext:value-type="string">
            <text:p>zmarszka na koncu</text:p>
          </table:table-cell>
          <table:table-cell table:style-name="ce56" office:value-type="string" calcext:value-type="string">
            <text:p>3% wydmuchalo</text:p>
          </table:table-cell>
          <table:table-cell table:style-name="ce56" office:value-type="string" calcext:value-type="string">
            <text:p>5% wydmuchalo </text:p>
          </table:table-cell>
          <table:table-cell table:style-name="ce52" office:value-type="string" calcext:value-type="string">
            <text:p>12% wydmuchalo</text:p>
          </table:table-cell>
          <table:table-cell table:style-name="ce56" office:value-type="string" calcext:value-type="string">
            <text:p>20% wydmuchalo</text:p>
          </table:table-cell>
          <table:table-cell table:style-name="ce56" office:value-type="string" calcext:value-type="string">
            <text:p>powietrze pod przykrywka</text:p>
          </table:table-cell>
          <table:table-cell table:style-name="ce56" table:number-columns-repeated="3"/>
          <table:table-cell table:number-columns-repeated="2" table:style-name="ce56" office:value-type="string" calcext:value-type="string">
            <text:p>wybucha</text:p>
          </table:table-cell>
          <table:table-cell table:style-name="ce56"/>
          <table:table-cell table:number-columns-repeated="3" table:style-name="ce56" office:value-type="string" calcext:value-type="string">
            <text:p>maly babelek</text:p>
          </table:table-cell>
          <table:table-cell table:style-name="ce56" table:number-columns-repeated="2"/>
          <table:table-cell table:style-name="ce56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31"/>
          <table:table-cell table:style-name="ce56"/>
          <table:table-cell table:number-columns-repeated="3" table:style-name="ce56" office:value-type="string" calcext:value-type="string">
            <text:p>smooth inteface</text:p>
          </table:table-cell>
          <table:table-cell table:style-name="ce56" table:number-columns-repeated="15"/>
          <table:table-cell table:number-columns-repeated="4"/>
        </table:table-row>
        <table:table-row table:style-name="ro1">
          <table:table-cell table:number-columns-repeated="57"/>
        </table:table-row>
        <table:table-row table:style-name="ro2">
          <table:table-cell table:number-columns-repeated="15"/>
          <table:table-cell table:style-name="ce39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28"/>
        </table:table-row>
        <table:table-row table:style-name="ro1">
          <table:table-cell table:style-name="ce3"/>
          <table:table-cell table:number-columns-repeated="56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 table:number-columns-repeated="53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40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0"/>
        </table:table-row>
        <table:table-row table:style-name="ro1" table:number-rows-repeated="104852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heet2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4"/>
        <table:table-column table:style-name="co17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40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40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40"/>
          <table:table-cell table:style-name="Default" table:number-columns-repeated="4"/>
          <table: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6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58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58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8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59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v</text:p>
          </table:table-cell>
          <table:table-cell table:formula="of:=(1/[.C5] - 0.5)/3" office:value-type="float" office:value="0.166666666666667" calcext:value-type="float">
            <text:p>0.1666666667</text:p>
          </table:table-cell>
          <table:table-cell table:formula="of:=(1/[.D5] - 0.5)/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s_v = omeg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5]" office:value-type="float" office:value="1" calcext:value-type="float">
            <text:p>1</text:p>
          </table:table-cell>
          <table:table-cell table:formula="of:=1/[.D5]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v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(3*[.C9] +0.5)" office:value-type="float" office:value="1.00200400801603" calcext:value-type="float">
            <text:p>1.002004008</text:p>
          </table:table-cell>
          <table:table-cell table:formula="of:=1/(3*[.D9] +0.5)" office:value-type="float" office:value="0.250125062531266" calcext:value-type="float">
            <text:p>0.250125062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10]" office:value-type="float" office:value="0.998" calcext:value-type="float">
            <text:p>0.998</text:p>
          </table:table-cell>
          <table:table-cell table:formula="of:=1/[.D10]" office:value-type="float" office:value="3.998" calcext:value-type="float">
            <text:p>3.9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v</text:p>
          </table:table-cell>
          <table:table-cell table:formula="of:=([.C16] - 0.5)/3" office:value-type="float" office:value="0.166666666666667" calcext:value-type="float">
            <text:p>0.1666666667</text:p>
          </table:table-cell>
          <table:table-cell table:formula="of:=([.D16] - 0.5)/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[.C16]" office:value-type="float" office:value="1" calcext:value-type="float">
            <text:p>1</text:p>
          </table:table-cell>
          <table:table-cell table:formula="of:=1/[.D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au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3:06:28.255750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5-15T20:51:15.040690168</dc:date>
    <meta:editing-duration>P2DT11H18M40S</meta:editing-duration>
    <meta:editing-cycles>47</meta:editing-cycles>
    <meta:generator>LibreOffice/5.1.6.2$Linux_X86_64 LibreOffice_project/10m0$Build-2</meta:generator>
    <meta:document-statistic meta:table-count="4" meta:cell-count="1176" meta:object-count="0"/>
  </office:meta>
</office:document-meta>
</file>